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language="pl" fo:country="PL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62.36mm" svg:height="152.93mm" svg:x="45.57mm" svg:y="2.38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shapes>
          <draw:frame draw:z-index="0" draw:style-name="gr1" draw:text-style-name="P1" svg:width="165.39mm" svg:height="81.23mm" svg:x="77.43mm" svg:y="0.54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shapes>
          <draw:frame draw:z-index="0" draw:style-name="gr1" draw:text-style-name="P1" svg:width="159.99mm" svg:height="89.96mm" svg:x="51.02mm" svg:y="10.59mm">
            <loext:p/>
            <draw:object draw:notify-on-update-of-ranges="'3. Matematyczne I'.A1:'3. Matematyczne I'.A102 '3. Matematyczne I'.B1:'3. Matematyczne I'.B1 '3. Matematyczne I'.B1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shapes>
          <draw:frame draw:z-index="0" draw:style-name="gr1" draw:text-style-name="P1" svg:width="160.11mm" svg:height="89.96mm" svg:x="106.57mm" svg:y="657.5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office:value-type="string" calcext:value-type="string">
            <text:p>wartość Pi*x/180</text:p>
          </table:table-cell>
          <table:table-cell table:number-columns-repeated="1019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E2])" office:value-type="float" office:value="2.44929359829471E-016" calcext:value-type="float">
            <text:p>2,44929359829471E-16</text:p>
          </table:table-cell>
          <table:table-cell table:style-name="ce5" table:formula="of:=SIN((3*[.A2])*PI()/180)" office:value-type="float" office:value="7.34788079488412E-016" calcext:value-type="float">
            <text:p>7,34788079488412E-16</text:p>
          </table:table-cell>
          <table:table-cell table:style-name="ce5" table:formula="of:=3*[.$B2]" office:value-type="float" office:value="7.34788079488412E-016" calcext:value-type="float">
            <text:p>7,34788079488412E-16</text:p>
          </table:table-cell>
          <table:table-cell table:formula="of:=[.A2]*PI()/180" office:value-type="float" office:value="-6.28318530717959" calcext:value-type="float">
            <text:p>-6,28318530717959</text:p>
          </table:table-cell>
          <table:table-cell table:number-columns-repeated="1019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E3])" office:value-type="float" office:value="0.0871557427476583" calcext:value-type="float">
            <text:p>0,087155742747658</text:p>
          </table:table-cell>
          <table:table-cell table:style-name="ce5" table:formula="of:=SIN((3*[.A3])*PI()/180)" office:value-type="float" office:value="0.258819045102523" calcext:value-type="float">
            <text:p>0,258819045102523</text:p>
          </table:table-cell>
          <table:table-cell table:style-name="ce5" table:formula="of:=3*[.$B3]" office:value-type="float" office:value="0.261467228242975" calcext:value-type="float">
            <text:p>0,261467228242975</text:p>
          </table:table-cell>
          <table:table-cell table:formula="of:=[.A3]*PI()/180" office:value-type="float" office:value="-6.19591884457987" calcext:value-type="float">
            <text:p>-6,19591884457987</text:p>
          </table:table-cell>
          <table:table-cell table:number-columns-repeated="1019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E4])" office:value-type="float" office:value="0.173648177666931" calcext:value-type="float">
            <text:p>0,173648177666931</text:p>
          </table:table-cell>
          <table:table-cell table:style-name="ce5" table:formula="of:=SIN((3*[.A4])*PI()/180)" office:value-type="float" office:value="0.5" calcext:value-type="float">
            <text:p>0,5</text:p>
          </table:table-cell>
          <table:table-cell table:style-name="ce5" table:formula="of:=3*[.$B4]" office:value-type="float" office:value="0.520944533000794" calcext:value-type="float">
            <text:p>0,520944533000794</text:p>
          </table:table-cell>
          <table:table-cell table:formula="of:=[.A4]*PI()/180" office:value-type="float" office:value="-6.10865238198015" calcext:value-type="float">
            <text:p>-6,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E5])" office:value-type="float" office:value="0.258819045102521" calcext:value-type="float">
            <text:p>0,258819045102521</text:p>
          </table:table-cell>
          <table:table-cell table:style-name="ce5" table:formula="of:=SIN((3*[.A5])*PI()/180)" office:value-type="float" office:value="0.707106781186549" calcext:value-type="float">
            <text:p>0,707106781186549</text:p>
          </table:table-cell>
          <table:table-cell table:style-name="ce5" table:formula="of:=3*[.$B5]" office:value-type="float" office:value="0.776457135307562" calcext:value-type="float">
            <text:p>0,776457135307562</text:p>
          </table:table-cell>
          <table:table-cell table:formula="of:=[.A5]*PI()/180" office:value-type="float" office:value="-6.02138591938044" calcext:value-type="float">
            <text:p>-6,02138591938044</text:p>
          </table:table-cell>
          <table:table-cell table:number-columns-repeated="1019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E6])" office:value-type="float" office:value="0.342020143325669" calcext:value-type="float">
            <text:p>0,342020143325669</text:p>
          </table:table-cell>
          <table:table-cell table:style-name="ce5" table:formula="of:=SIN((3*[.A6])*PI()/180)" office:value-type="float" office:value="0.866025403784438" calcext:value-type="float">
            <text:p>0,866025403784438</text:p>
          </table:table-cell>
          <table:table-cell table:style-name="ce5" table:formula="of:=3*[.$B6]" office:value-type="float" office:value="1.02606042997701" calcext:value-type="float">
            <text:p>1,02606042997701</text:p>
          </table:table-cell>
          <table:table-cell table:formula="of:=[.A6]*PI()/180" office:value-type="float" office:value="-5.93411945678072" calcext:value-type="float">
            <text:p>-5,93411945678072</text:p>
          </table:table-cell>
          <table:table-cell table:number-columns-repeated="1019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E7])" office:value-type="float" office:value="0.4226182617407" calcext:value-type="float">
            <text:p>0,4226182617407</text:p>
          </table:table-cell>
          <table:table-cell table:style-name="ce5" table:formula="of:=SIN((3*[.A7])*PI()/180)" office:value-type="float" office:value="0.965925826289069" calcext:value-type="float">
            <text:p>0,965925826289069</text:p>
          </table:table-cell>
          <table:table-cell table:style-name="ce5" table:formula="of:=3*[.$B7]" office:value-type="float" office:value="1.2678547852221" calcext:value-type="float">
            <text:p>1,2678547852221</text:p>
          </table:table-cell>
          <table:table-cell table:formula="of:=[.A7]*PI()/180" office:value-type="float" office:value="-5.846852994181" calcext:value-type="float">
            <text:p>-5,846852994181</text:p>
          </table:table-cell>
          <table:table-cell table:number-columns-repeated="1019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E8])" office:value-type="float" office:value="0.5" calcext:value-type="float">
            <text:p>0,5</text:p>
          </table:table-cell>
          <table:table-cell table:style-name="ce5" table:formula="of:=SIN((3*[.A8])*PI()/180)" office:value-type="float" office:value="1" calcext:value-type="float">
            <text:p>1</text:p>
          </table:table-cell>
          <table:table-cell table:style-name="ce5" table:formula="of:=3*[.$B8]" office:value-type="float" office:value="1.5" calcext:value-type="float">
            <text:p>1,5</text:p>
          </table:table-cell>
          <table:table-cell table:formula="of:=[.A8]*PI()/180" office:value-type="float" office:value="-5.75958653158129" calcext:value-type="float">
            <text:p>-5,75958653158129</text:p>
          </table:table-cell>
          <table:table-cell table:number-columns-repeated="1019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E9])" office:value-type="float" office:value="0.573576436351047" calcext:value-type="float">
            <text:p>0,573576436351047</text:p>
          </table:table-cell>
          <table:table-cell table:style-name="ce5" table:formula="of:=SIN((3*[.A9])*PI()/180)" office:value-type="float" office:value="0.965925826289068" calcext:value-type="float">
            <text:p>0,965925826289068</text:p>
          </table:table-cell>
          <table:table-cell table:style-name="ce5" table:formula="of:=3*[.$B9]" office:value-type="float" office:value="1.72072930905314" calcext:value-type="float">
            <text:p>1,72072930905314</text:p>
          </table:table-cell>
          <table:table-cell table:formula="of:=[.A9]*PI()/180" office:value-type="float" office:value="-5.67232006898157" calcext:value-type="float">
            <text:p>-5,67232006898157</text:p>
          </table:table-cell>
          <table:table-cell table:number-columns-repeated="1019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E10])" office:value-type="float" office:value="0.64278760968654" calcext:value-type="float">
            <text:p>0,64278760968654</text:p>
          </table:table-cell>
          <table:table-cell table:style-name="ce5" table:formula="of:=SIN((3*[.A10])*PI()/180)" office:value-type="float" office:value="0.866025403784438" calcext:value-type="float">
            <text:p>0,866025403784438</text:p>
          </table:table-cell>
          <table:table-cell table:style-name="ce5" table:formula="of:=3*[.$B10]" office:value-type="float" office:value="1.92836282905962" calcext:value-type="float">
            <text:p>1,92836282905962</text:p>
          </table:table-cell>
          <table:table-cell table:formula="of:=[.A10]*PI()/180" office:value-type="float" office:value="-5.58505360638185" calcext:value-type="float">
            <text:p>-5,58505360638185</text:p>
          </table:table-cell>
          <table:table-cell table:number-columns-repeated="1019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E11])" office:value-type="float" office:value="0.707106781186548" calcext:value-type="float">
            <text:p>0,707106781186548</text:p>
          </table:table-cell>
          <table:table-cell table:style-name="ce5" table:formula="of:=SIN((3*[.A11])*PI()/180)" office:value-type="float" office:value="0.707106781186545" calcext:value-type="float">
            <text:p>0,707106781186545</text:p>
          </table:table-cell>
          <table:table-cell table:style-name="ce5" table:formula="of:=3*[.$B11]" office:value-type="float" office:value="2.12132034355964" calcext:value-type="float">
            <text:p>2,12132034355964</text:p>
          </table:table-cell>
          <table:table-cell table:formula="of:=[.A11]*PI()/180" office:value-type="float" office:value="-5.49778714378214" calcext:value-type="float">
            <text:p>-5,49778714378214</text:p>
          </table:table-cell>
          <table:table-cell table:number-columns-repeated="1019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E12])" office:value-type="float" office:value="0.766044443118978" calcext:value-type="float">
            <text:p>0,766044443118978</text:p>
          </table:table-cell>
          <table:table-cell table:style-name="ce5" table:formula="of:=SIN((3*[.A12])*PI()/180)" office:value-type="float" office:value="0.499999999999999" calcext:value-type="float">
            <text:p>0,499999999999999</text:p>
          </table:table-cell>
          <table:table-cell table:style-name="ce5" table:formula="of:=3*[.$B12]" office:value-type="float" office:value="2.29813332935693" calcext:value-type="float">
            <text:p>2,29813332935693</text:p>
          </table:table-cell>
          <table:table-cell table:formula="of:=[.A12]*PI()/180" office:value-type="float" office:value="-5.41052068118242" calcext:value-type="float">
            <text:p>-5,41052068118242</text:p>
          </table:table-cell>
          <table:table-cell table:number-columns-repeated="1019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E13])" office:value-type="float" office:value="0.819152044288992" calcext:value-type="float">
            <text:p>0,819152044288992</text:p>
          </table:table-cell>
          <table:table-cell table:style-name="ce5" table:formula="of:=SIN((3*[.A13])*PI()/180)" office:value-type="float" office:value="0.25881904510252" calcext:value-type="float">
            <text:p>0,25881904510252</text:p>
          </table:table-cell>
          <table:table-cell table:style-name="ce5" table:formula="of:=3*[.$B13]" office:value-type="float" office:value="2.45745613286698" calcext:value-type="float">
            <text:p>2,45745613286698</text:p>
          </table:table-cell>
          <table:table-cell table:formula="of:=[.A13]*PI()/180" office:value-type="float" office:value="-5.32325421858271" calcext:value-type="float">
            <text:p>-5,32325421858271</text:p>
          </table:table-cell>
          <table:table-cell table:number-columns-repeated="1019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E14])" office:value-type="float" office:value="0.866025403784439" calcext:value-type="float">
            <text:p>0,866025403784439</text:p>
          </table:table-cell>
          <table:table-cell table:style-name="ce5" table:formula="of:=SIN((3*[.A14])*PI()/180)" office:value-type="float" office:value="-6.12323399573677E-016" calcext:value-type="float">
            <text:p>-6,12323399573677E-16</text:p>
          </table:table-cell>
          <table:table-cell table:style-name="ce5" table:formula="of:=3*[.$B14]" office:value-type="float" office:value="2.59807621135332" calcext:value-type="float">
            <text:p>2,59807621135332</text:p>
          </table:table-cell>
          <table:table-cell table:formula="of:=[.A14]*PI()/180" office:value-type="float" office:value="-5.23598775598299" calcext:value-type="float">
            <text:p>-5,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E15])" office:value-type="float" office:value="0.90630778703665" calcext:value-type="float">
            <text:p>0,90630778703665</text:p>
          </table:table-cell>
          <table:table-cell table:style-name="ce5" table:formula="of:=SIN((3*[.A15])*PI()/180)" office:value-type="float" office:value="-0.258819045102521" calcext:value-type="float">
            <text:p>-0,258819045102521</text:p>
          </table:table-cell>
          <table:table-cell table:style-name="ce5" table:formula="of:=3*[.$B15]" office:value-type="float" office:value="2.71892336110995" calcext:value-type="float">
            <text:p>2,71892336110995</text:p>
          </table:table-cell>
          <table:table-cell table:formula="of:=[.A15]*PI()/180" office:value-type="float" office:value="-5.14872129338327" calcext:value-type="float">
            <text:p>-5,14872129338327</text:p>
          </table:table-cell>
          <table:table-cell table:number-columns-repeated="1019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E16])" office:value-type="float" office:value="0.939692620785909" calcext:value-type="float">
            <text:p>0,939692620785909</text:p>
          </table:table-cell>
          <table:table-cell table:style-name="ce5" table:formula="of:=SIN((3*[.A16])*PI()/180)" office:value-type="float" office:value="-0.5" calcext:value-type="float">
            <text:p>-0,5</text:p>
          </table:table-cell>
          <table:table-cell table:style-name="ce5" table:formula="of:=3*[.$B16]" office:value-type="float" office:value="2.81907786235773" calcext:value-type="float">
            <text:p>2,81907786235773</text:p>
          </table:table-cell>
          <table:table-cell table:formula="of:=[.A16]*PI()/180" office:value-type="float" office:value="-5.06145483078356" calcext:value-type="float">
            <text:p>-5,06145483078356</text:p>
          </table:table-cell>
          <table:table-cell table:number-columns-repeated="1019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E17])" office:value-type="float" office:value="0.965925826289068" calcext:value-type="float">
            <text:p>0,965925826289068</text:p>
          </table:table-cell>
          <table:table-cell table:style-name="ce5" table:formula="of:=SIN((3*[.A17])*PI()/180)" office:value-type="float" office:value="-0.707106781186547" calcext:value-type="float">
            <text:p>-0,707106781186547</text:p>
          </table:table-cell>
          <table:table-cell table:style-name="ce5" table:formula="of:=3*[.$B17]" office:value-type="float" office:value="2.8977774788672" calcext:value-type="float">
            <text:p>2,8977774788672</text:p>
          </table:table-cell>
          <table:table-cell table:formula="of:=[.A17]*PI()/180" office:value-type="float" office:value="-4.97418836818384" calcext:value-type="float">
            <text:p>-4,97418836818384</text:p>
          </table:table-cell>
          <table:table-cell table:number-columns-repeated="1019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E18])" office:value-type="float" office:value="0.984807753012208" calcext:value-type="float">
            <text:p>0,984807753012208</text:p>
          </table:table-cell>
          <table:table-cell table:style-name="ce5" table:formula="of:=SIN((3*[.A18])*PI()/180)" office:value-type="float" office:value="-0.866025403784438" calcext:value-type="float">
            <text:p>-0,866025403784438</text:p>
          </table:table-cell>
          <table:table-cell table:style-name="ce5" table:formula="of:=3*[.$B18]" office:value-type="float" office:value="2.95442325903662" calcext:value-type="float">
            <text:p>2,95442325903662</text:p>
          </table:table-cell>
          <table:table-cell table:formula="of:=[.A18]*PI()/180" office:value-type="float" office:value="-4.88692190558412" calcext:value-type="float">
            <text:p>-4,88692190558412</text:p>
          </table:table-cell>
          <table:table-cell table:number-columns-repeated="1019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E19])" office:value-type="float" office:value="0.996194698091746" calcext:value-type="float">
            <text:p>0,996194698091746</text:p>
          </table:table-cell>
          <table:table-cell table:style-name="ce5" table:formula="of:=SIN((3*[.A19])*PI()/180)" office:value-type="float" office:value="-0.965925826289068" calcext:value-type="float">
            <text:p>-0,965925826289068</text:p>
          </table:table-cell>
          <table:table-cell table:style-name="ce5" table:formula="of:=3*[.$B19]" office:value-type="float" office:value="2.98858409427524" calcext:value-type="float">
            <text:p>2,98858409427524</text:p>
          </table:table-cell>
          <table:table-cell table:formula="of:=[.A19]*PI()/180" office:value-type="float" office:value="-4.79965544298441" calcext:value-type="float">
            <text:p>-4,79965544298441</text:p>
          </table:table-cell>
          <table:table-cell table:number-columns-repeated="1019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E20])" office:value-type="float" office:value="1" calcext:value-type="float">
            <text:p>1</text:p>
          </table:table-cell>
          <table:table-cell table:style-name="ce5" table:formula="of:=SIN((3*[.A20])*PI()/180)" office:value-type="float" office:value="-1" calcext:value-type="float">
            <text:p>-1</text:p>
          </table:table-cell>
          <table:table-cell table:style-name="ce5" table:formula="of:=3*[.$B20]" office:value-type="float" office:value="3" calcext:value-type="float">
            <text:p>3</text:p>
          </table:table-cell>
          <table:table-cell table:formula="of:=[.A20]*PI()/180" office:value-type="float" office:value="-4.71238898038469" calcext:value-type="float">
            <text:p>-4,71238898038469</text:p>
          </table:table-cell>
          <table:table-cell table:number-columns-repeated="1019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E21])" office:value-type="float" office:value="0.996194698091746" calcext:value-type="float">
            <text:p>0,996194698091746</text:p>
          </table:table-cell>
          <table:table-cell table:style-name="ce5" table:formula="of:=SIN((3*[.A21])*PI()/180)" office:value-type="float" office:value="-0.965925826289068" calcext:value-type="float">
            <text:p>-0,965925826289068</text:p>
          </table:table-cell>
          <table:table-cell table:style-name="ce5" table:formula="of:=3*[.$B21]" office:value-type="float" office:value="2.98858409427524" calcext:value-type="float">
            <text:p>2,98858409427524</text:p>
          </table:table-cell>
          <table:table-cell table:formula="of:=[.A21]*PI()/180" office:value-type="float" office:value="-4.62512251778497" calcext:value-type="float">
            <text:p>-4,62512251778497</text:p>
          </table:table-cell>
          <table:table-cell table:number-columns-repeated="1019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E22])" office:value-type="float" office:value="0.984807753012208" calcext:value-type="float">
            <text:p>0,984807753012208</text:p>
          </table:table-cell>
          <table:table-cell table:style-name="ce5" table:formula="of:=SIN((3*[.A22])*PI()/180)" office:value-type="float" office:value="-0.866025403784438" calcext:value-type="float">
            <text:p>-0,866025403784438</text:p>
          </table:table-cell>
          <table:table-cell table:style-name="ce5" table:formula="of:=3*[.$B22]" office:value-type="float" office:value="2.95442325903662" calcext:value-type="float">
            <text:p>2,95442325903662</text:p>
          </table:table-cell>
          <table:table-cell table:formula="of:=[.A22]*PI()/180" office:value-type="float" office:value="-4.53785605518526" calcext:value-type="float">
            <text:p>-4,53785605518526</text:p>
          </table:table-cell>
          <table:table-cell table:number-columns-repeated="1019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E23])" office:value-type="float" office:value="0.965925826289068" calcext:value-type="float">
            <text:p>0,965925826289068</text:p>
          </table:table-cell>
          <table:table-cell table:style-name="ce5" table:formula="of:=SIN((3*[.A23])*PI()/180)" office:value-type="float" office:value="-0.707106781186547" calcext:value-type="float">
            <text:p>-0,707106781186547</text:p>
          </table:table-cell>
          <table:table-cell table:style-name="ce5" table:formula="of:=3*[.$B23]" office:value-type="float" office:value="2.89777747886721" calcext:value-type="float">
            <text:p>2,89777747886721</text:p>
          </table:table-cell>
          <table:table-cell table:formula="of:=[.A23]*PI()/180" office:value-type="float" office:value="-4.45058959258554" calcext:value-type="float">
            <text:p>-4,45058959258554</text:p>
          </table:table-cell>
          <table:table-cell table:number-columns-repeated="1019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E24])" office:value-type="float" office:value="0.939692620785908" calcext:value-type="float">
            <text:p>0,939692620785908</text:p>
          </table:table-cell>
          <table:table-cell table:style-name="ce5" table:formula="of:=SIN((3*[.A24])*PI()/180)" office:value-type="float" office:value="-0.499999999999999" calcext:value-type="float">
            <text:p>-0,499999999999999</text:p>
          </table:table-cell>
          <table:table-cell table:style-name="ce5" table:formula="of:=3*[.$B24]" office:value-type="float" office:value="2.81907786235772" calcext:value-type="float">
            <text:p>2,81907786235772</text:p>
          </table:table-cell>
          <table:table-cell table:formula="of:=[.A24]*PI()/180" office:value-type="float" office:value="-4.36332312998582" calcext:value-type="float">
            <text:p>-4,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E25])" office:value-type="float" office:value="0.90630778703665" calcext:value-type="float">
            <text:p>0,90630778703665</text:p>
          </table:table-cell>
          <table:table-cell table:style-name="ce5" table:formula="of:=SIN((3*[.A25])*PI()/180)" office:value-type="float" office:value="-0.25881904510252" calcext:value-type="float">
            <text:p>-0,25881904510252</text:p>
          </table:table-cell>
          <table:table-cell table:style-name="ce5" table:formula="of:=3*[.$B25]" office:value-type="float" office:value="2.71892336110995" calcext:value-type="float">
            <text:p>2,71892336110995</text:p>
          </table:table-cell>
          <table:table-cell table:formula="of:=[.A25]*PI()/180" office:value-type="float" office:value="-4.27605666738611" calcext:value-type="float">
            <text:p>-4,27605666738611</text:p>
          </table:table-cell>
          <table:table-cell table:number-columns-repeated="1019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E26])" office:value-type="float" office:value="0.866025403784438" calcext:value-type="float">
            <text:p>0,866025403784438</text:p>
          </table:table-cell>
          <table:table-cell table:style-name="ce5" table:formula="of:=SIN((3*[.A26])*PI()/180)" office:value-type="float" office:value="4.89858719658941E-016" calcext:value-type="float">
            <text:p>4,89858719658941E-16</text:p>
          </table:table-cell>
          <table:table-cell table:style-name="ce5" table:formula="of:=3*[.$B26]" office:value-type="float" office:value="2.59807621135332" calcext:value-type="float">
            <text:p>2,59807621135332</text:p>
          </table:table-cell>
          <table:table-cell table:formula="of:=[.A26]*PI()/180" office:value-type="float" office:value="-4.18879020478639" calcext:value-type="float">
            <text:p>-4,18879020478639</text:p>
          </table:table-cell>
          <table:table-cell table:number-columns-repeated="1019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E27])" office:value-type="float" office:value="0.819152044288992" calcext:value-type="float">
            <text:p>0,819152044288992</text:p>
          </table:table-cell>
          <table:table-cell table:style-name="ce5" table:formula="of:=SIN((3*[.A27])*PI()/180)" office:value-type="float" office:value="0.258819045102521" calcext:value-type="float">
            <text:p>0,258819045102521</text:p>
          </table:table-cell>
          <table:table-cell table:style-name="ce5" table:formula="of:=3*[.$B27]" office:value-type="float" office:value="2.45745613286697" calcext:value-type="float">
            <text:p>2,45745613286697</text:p>
          </table:table-cell>
          <table:table-cell table:formula="of:=[.A27]*PI()/180" office:value-type="float" office:value="-4.10152374218667" calcext:value-type="float">
            <text:p>-4,10152374218667</text:p>
          </table:table-cell>
          <table:table-cell table:number-columns-repeated="1019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E28])" office:value-type="float" office:value="0.766044443118978" calcext:value-type="float">
            <text:p>0,766044443118978</text:p>
          </table:table-cell>
          <table:table-cell table:style-name="ce5" table:formula="of:=SIN((3*[.A28])*PI()/180)" office:value-type="float" office:value="0.5" calcext:value-type="float">
            <text:p>0,5</text:p>
          </table:table-cell>
          <table:table-cell table:style-name="ce5" table:formula="of:=3*[.$B28]" office:value-type="float" office:value="2.29813332935693" calcext:value-type="float">
            <text:p>2,29813332935693</text:p>
          </table:table-cell>
          <table:table-cell table:formula="of:=[.A28]*PI()/180" office:value-type="float" office:value="-4.01425727958696" calcext:value-type="float">
            <text:p>-4,01425727958696</text:p>
          </table:table-cell>
          <table:table-cell table:number-columns-repeated="1019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E29])" office:value-type="float" office:value="0.707106781186547" calcext:value-type="float">
            <text:p>0,707106781186547</text:p>
          </table:table-cell>
          <table:table-cell table:style-name="ce5" table:formula="of:=SIN((3*[.A29])*PI()/180)" office:value-type="float" office:value="0.707106781186547" calcext:value-type="float">
            <text:p>0,707106781186547</text:p>
          </table:table-cell>
          <table:table-cell table:style-name="ce5" table:formula="of:=3*[.$B29]" office:value-type="float" office:value="2.12132034355964" calcext:value-type="float">
            <text:p>2,12132034355964</text:p>
          </table:table-cell>
          <table:table-cell table:formula="of:=[.A29]*PI()/180" office:value-type="float" office:value="-3.92699081698724" calcext:value-type="float">
            <text:p>-3,92699081698724</text:p>
          </table:table-cell>
          <table:table-cell table:number-columns-repeated="1019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E30])" office:value-type="float" office:value="0.642787609686539" calcext:value-type="float">
            <text:p>0,642787609686539</text:p>
          </table:table-cell>
          <table:table-cell table:style-name="ce5" table:formula="of:=SIN((3*[.A30])*PI()/180)" office:value-type="float" office:value="0.866025403784439" calcext:value-type="float">
            <text:p>0,866025403784439</text:p>
          </table:table-cell>
          <table:table-cell table:style-name="ce5" table:formula="of:=3*[.$B30]" office:value-type="float" office:value="1.92836282905962" calcext:value-type="float">
            <text:p>1,92836282905962</text:p>
          </table:table-cell>
          <table:table-cell table:formula="of:=[.A30]*PI()/180" office:value-type="float" office:value="-3.83972435438752" calcext:value-type="float">
            <text:p>-3,83972435438752</text:p>
          </table:table-cell>
          <table:table-cell table:number-columns-repeated="1019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E31])" office:value-type="float" office:value="0.573576436351046" calcext:value-type="float">
            <text:p>0,573576436351046</text:p>
          </table:table-cell>
          <table:table-cell table:style-name="ce5" table:formula="of:=SIN((3*[.A31])*PI()/180)" office:value-type="float" office:value="0.965925826289068" calcext:value-type="float">
            <text:p>0,965925826289068</text:p>
          </table:table-cell>
          <table:table-cell table:style-name="ce5" table:formula="of:=3*[.$B31]" office:value-type="float" office:value="1.72072930905314" calcext:value-type="float">
            <text:p>1,72072930905314</text:p>
          </table:table-cell>
          <table:table-cell table:formula="of:=[.A31]*PI()/180" office:value-type="float" office:value="-3.75245789178781" calcext:value-type="float">
            <text:p>-3,75245789178781</text:p>
          </table:table-cell>
          <table:table-cell table:number-columns-repeated="1019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E32])" office:value-type="float" office:value="0.5" calcext:value-type="float">
            <text:p>0,5</text:p>
          </table:table-cell>
          <table:table-cell table:style-name="ce5" table:formula="of:=SIN((3*[.A32])*PI()/180)" office:value-type="float" office:value="1" calcext:value-type="float">
            <text:p>1</text:p>
          </table:table-cell>
          <table:table-cell table:style-name="ce5" table:formula="of:=3*[.$B32]" office:value-type="float" office:value="1.5" calcext:value-type="float">
            <text:p>1,5</text:p>
          </table:table-cell>
          <table:table-cell table:formula="of:=[.A32]*PI()/180" office:value-type="float" office:value="-3.66519142918809" calcext:value-type="float">
            <text:p>-3,66519142918809</text:p>
          </table:table-cell>
          <table:table-cell table:number-columns-repeated="1019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E33])" office:value-type="float" office:value="0.422618261740699" calcext:value-type="float">
            <text:p>0,422618261740699</text:p>
          </table:table-cell>
          <table:table-cell table:style-name="ce5" table:formula="of:=SIN((3*[.A33])*PI()/180)" office:value-type="float" office:value="0.965925826289068" calcext:value-type="float">
            <text:p>0,965925826289068</text:p>
          </table:table-cell>
          <table:table-cell table:style-name="ce5" table:formula="of:=3*[.$B33]" office:value-type="float" office:value="1.2678547852221" calcext:value-type="float">
            <text:p>1,2678547852221</text:p>
          </table:table-cell>
          <table:table-cell table:formula="of:=[.A33]*PI()/180" office:value-type="float" office:value="-3.57792496658838" calcext:value-type="float">
            <text:p>-3,57792496658838</text:p>
          </table:table-cell>
          <table:table-cell table:number-columns-repeated="1019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E34])" office:value-type="float" office:value="0.342020143325669" calcext:value-type="float">
            <text:p>0,342020143325669</text:p>
          </table:table-cell>
          <table:table-cell table:style-name="ce5" table:formula="of:=SIN((3*[.A34])*PI()/180)" office:value-type="float" office:value="0.866025403784439" calcext:value-type="float">
            <text:p>0,866025403784439</text:p>
          </table:table-cell>
          <table:table-cell table:style-name="ce5" table:formula="of:=3*[.$B34]" office:value-type="float" office:value="1.02606042997701" calcext:value-type="float">
            <text:p>1,02606042997701</text:p>
          </table:table-cell>
          <table:table-cell table:formula="of:=[.A34]*PI()/180" office:value-type="float" office:value="-3.49065850398866" calcext:value-type="float">
            <text:p>-3,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E35])" office:value-type="float" office:value="0.25881904510252" calcext:value-type="float">
            <text:p>0,25881904510252</text:p>
          </table:table-cell>
          <table:table-cell table:style-name="ce5" table:formula="of:=SIN((3*[.A35])*PI()/180)" office:value-type="float" office:value="0.707106781186548" calcext:value-type="float">
            <text:p>0,707106781186548</text:p>
          </table:table-cell>
          <table:table-cell table:style-name="ce5" table:formula="of:=3*[.$B35]" office:value-type="float" office:value="0.776457135307561" calcext:value-type="float">
            <text:p>0,776457135307561</text:p>
          </table:table-cell>
          <table:table-cell table:formula="of:=[.A35]*PI()/180" office:value-type="float" office:value="-3.40339204138894" calcext:value-type="float">
            <text:p>-3,40339204138894</text:p>
          </table:table-cell>
          <table:table-cell table:number-columns-repeated="1019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E36])" office:value-type="float" office:value="0.17364817766693" calcext:value-type="float">
            <text:p>0,17364817766693</text:p>
          </table:table-cell>
          <table:table-cell table:style-name="ce5" table:formula="of:=SIN((3*[.A36])*PI()/180)" office:value-type="float" office:value="0.500000000000001" calcext:value-type="float">
            <text:p>0,500000000000001</text:p>
          </table:table-cell>
          <table:table-cell table:style-name="ce5" table:formula="of:=3*[.$B36]" office:value-type="float" office:value="0.520944533000791" calcext:value-type="float">
            <text:p>0,520944533000791</text:p>
          </table:table-cell>
          <table:table-cell table:formula="of:=[.A36]*PI()/180" office:value-type="float" office:value="-3.31612557878923" calcext:value-type="float">
            <text:p>-3,31612557878923</text:p>
          </table:table-cell>
          <table:table-cell table:number-columns-repeated="1019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E37])" office:value-type="float" office:value="0.0871557427476579" calcext:value-type="float">
            <text:p>0,087155742747658</text:p>
          </table:table-cell>
          <table:table-cell table:style-name="ce5" table:formula="of:=SIN((3*[.A37])*PI()/180)" office:value-type="float" office:value="0.258819045102522" calcext:value-type="float">
            <text:p>0,258819045102522</text:p>
          </table:table-cell>
          <table:table-cell table:style-name="ce5" table:formula="of:=3*[.$B37]" office:value-type="float" office:value="0.261467228242974" calcext:value-type="float">
            <text:p>0,261467228242974</text:p>
          </table:table-cell>
          <table:table-cell table:formula="of:=[.A37]*PI()/180" office:value-type="float" office:value="-3.22885911618951" calcext:value-type="float">
            <text:p>-3,22885911618951</text:p>
          </table:table-cell>
          <table:table-cell table:number-columns-repeated="1019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E38])" office:value-type="float" office:value="-1.22464679914735E-016" calcext:value-type="float">
            <text:p>-1,22464679914735E-16</text:p>
          </table:table-cell>
          <table:table-cell table:style-name="ce5" table:formula="of:=SIN((3*[.A38])*PI()/180)" office:value-type="float" office:value="-3.67394039744206E-016" calcext:value-type="float">
            <text:p>-3,67394039744206E-16</text:p>
          </table:table-cell>
          <table:table-cell table:style-name="ce5" table:formula="of:=3*[.$B38]" office:value-type="float" office:value="-3.67394039744206E-016" calcext:value-type="float">
            <text:p>-3,67394039744206E-16</text:p>
          </table:table-cell>
          <table:table-cell table:formula="of:=[.A38]*PI()/180" office:value-type="float" office:value="-3.14159265358979" calcext:value-type="float">
            <text:p>-3,14159265358979</text:p>
          </table:table-cell>
          <table:table-cell table:number-columns-repeated="1019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E39])" office:value-type="float" office:value="-0.0871557427476586" calcext:value-type="float">
            <text:p>-0,087155742747659</text:p>
          </table:table-cell>
          <table:table-cell table:style-name="ce5" table:formula="of:=SIN((3*[.A39])*PI()/180)" office:value-type="float" office:value="-0.258819045102521" calcext:value-type="float">
            <text:p>-0,258819045102521</text:p>
          </table:table-cell>
          <table:table-cell table:style-name="ce5" table:formula="of:=3*[.$B39]" office:value-type="float" office:value="-0.261467228242976" calcext:value-type="float">
            <text:p>-0,261467228242976</text:p>
          </table:table-cell>
          <table:table-cell table:formula="of:=[.A39]*PI()/180" office:value-type="float" office:value="-3.05432619099008" calcext:value-type="float">
            <text:p>-3,05432619099008</text:p>
          </table:table-cell>
          <table:table-cell table:number-columns-repeated="1019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E40])" office:value-type="float" office:value="-0.17364817766693" calcext:value-type="float">
            <text:p>-0,17364817766693</text:p>
          </table:table-cell>
          <table:table-cell table:style-name="ce5" table:formula="of:=SIN((3*[.A40])*PI()/180)" office:value-type="float" office:value="-0.5" calcext:value-type="float">
            <text:p>-0,5</text:p>
          </table:table-cell>
          <table:table-cell table:style-name="ce5" table:formula="of:=3*[.$B40]" office:value-type="float" office:value="-0.520944533000791" calcext:value-type="float">
            <text:p>-0,520944533000791</text:p>
          </table:table-cell>
          <table:table-cell table:formula="of:=[.A40]*PI()/180" office:value-type="float" office:value="-2.96705972839036" calcext:value-type="float">
            <text:p>-2,96705972839036</text:p>
          </table:table-cell>
          <table:table-cell table:number-columns-repeated="1019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E41])" office:value-type="float" office:value="-0.258819045102521" calcext:value-type="float">
            <text:p>-0,258819045102521</text:p>
          </table:table-cell>
          <table:table-cell table:style-name="ce5" table:formula="of:=SIN((3*[.A41])*PI()/180)" office:value-type="float" office:value="-0.707106781186547" calcext:value-type="float">
            <text:p>-0,707106781186547</text:p>
          </table:table-cell>
          <table:table-cell table:style-name="ce5" table:formula="of:=3*[.$B41]" office:value-type="float" office:value="-0.776457135307563" calcext:value-type="float">
            <text:p>-0,776457135307563</text:p>
          </table:table-cell>
          <table:table-cell table:formula="of:=[.A41]*PI()/180" office:value-type="float" office:value="-2.87979326579064" calcext:value-type="float">
            <text:p>-2,87979326579064</text:p>
          </table:table-cell>
          <table:table-cell table:number-columns-repeated="1019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E42])" office:value-type="float" office:value="-0.342020143325669" calcext:value-type="float">
            <text:p>-0,342020143325669</text:p>
          </table:table-cell>
          <table:table-cell table:style-name="ce5" table:formula="of:=SIN((3*[.A42])*PI()/180)" office:value-type="float" office:value="-0.866025403784439" calcext:value-type="float">
            <text:p>-0,866025403784439</text:p>
          </table:table-cell>
          <table:table-cell table:style-name="ce5" table:formula="of:=3*[.$B42]" office:value-type="float" office:value="-1.02606042997701" calcext:value-type="float">
            <text:p>-1,02606042997701</text:p>
          </table:table-cell>
          <table:table-cell table:formula="of:=[.A42]*PI()/180" office:value-type="float" office:value="-2.79252680319093" calcext:value-type="float">
            <text:p>-2,79252680319093</text:p>
          </table:table-cell>
          <table:table-cell table:number-columns-repeated="1019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E43])" office:value-type="float" office:value="-0.422618261740699" calcext:value-type="float">
            <text:p>-0,422618261740699</text:p>
          </table:table-cell>
          <table:table-cell table:style-name="ce5" table:formula="of:=SIN((3*[.A43])*PI()/180)" office:value-type="float" office:value="-0.965925826289068" calcext:value-type="float">
            <text:p>-0,965925826289068</text:p>
          </table:table-cell>
          <table:table-cell table:style-name="ce5" table:formula="of:=3*[.$B43]" office:value-type="float" office:value="-1.2678547852221" calcext:value-type="float">
            <text:p>-1,2678547852221</text:p>
          </table:table-cell>
          <table:table-cell table:formula="of:=[.A43]*PI()/180" office:value-type="float" office:value="-2.70526034059121" calcext:value-type="float">
            <text:p>-2,70526034059121</text:p>
          </table:table-cell>
          <table:table-cell table:number-columns-repeated="1019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E44])" office:value-type="float" office:value="-0.5" calcext:value-type="float">
            <text:p>-0,5</text:p>
          </table:table-cell>
          <table:table-cell table:style-name="ce5" table:formula="of:=SIN((3*[.A44])*PI()/180)" office:value-type="float" office:value="-1" calcext:value-type="float">
            <text:p>-1</text:p>
          </table:table-cell>
          <table:table-cell table:style-name="ce5" table:formula="of:=3*[.$B44]" office:value-type="float" office:value="-1.5" calcext:value-type="float">
            <text:p>-1,5</text:p>
          </table:table-cell>
          <table:table-cell table:formula="of:=[.A44]*PI()/180" office:value-type="float" office:value="-2.61799387799149" calcext:value-type="float">
            <text:p>-2,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E45])" office:value-type="float" office:value="-0.573576436351046" calcext:value-type="float">
            <text:p>-0,573576436351046</text:p>
          </table:table-cell>
          <table:table-cell table:style-name="ce5" table:formula="of:=SIN((3*[.A45])*PI()/180)" office:value-type="float" office:value="-0.965925826289068" calcext:value-type="float">
            <text:p>-0,965925826289068</text:p>
          </table:table-cell>
          <table:table-cell table:style-name="ce5" table:formula="of:=3*[.$B45]" office:value-type="float" office:value="-1.72072930905314" calcext:value-type="float">
            <text:p>-1,72072930905314</text:p>
          </table:table-cell>
          <table:table-cell table:formula="of:=[.A45]*PI()/180" office:value-type="float" office:value="-2.53072741539178" calcext:value-type="float">
            <text:p>-2,53072741539178</text:p>
          </table:table-cell>
          <table:table-cell table:number-columns-repeated="1019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E46])" office:value-type="float" office:value="-0.642787609686539" calcext:value-type="float">
            <text:p>-0,642787609686539</text:p>
          </table:table-cell>
          <table:table-cell table:style-name="ce5" table:formula="of:=SIN((3*[.A46])*PI()/180)" office:value-type="float" office:value="-0.866025403784439" calcext:value-type="float">
            <text:p>-0,866025403784439</text:p>
          </table:table-cell>
          <table:table-cell table:style-name="ce5" table:formula="of:=3*[.$B46]" office:value-type="float" office:value="-1.92836282905962" calcext:value-type="float">
            <text:p>-1,92836282905962</text:p>
          </table:table-cell>
          <table:table-cell table:formula="of:=[.A46]*PI()/180" office:value-type="float" office:value="-2.44346095279206" calcext:value-type="float">
            <text:p>-2,44346095279206</text:p>
          </table:table-cell>
          <table:table-cell table:number-columns-repeated="1019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E47])" office:value-type="float" office:value="-0.707106781186548" calcext:value-type="float">
            <text:p>-0,707106781186548</text:p>
          </table:table-cell>
          <table:table-cell table:style-name="ce5" table:formula="of:=SIN((3*[.A47])*PI()/180)" office:value-type="float" office:value="-0.707106781186547" calcext:value-type="float">
            <text:p>-0,707106781186547</text:p>
          </table:table-cell>
          <table:table-cell table:style-name="ce5" table:formula="of:=3*[.$B47]" office:value-type="float" office:value="-2.12132034355964" calcext:value-type="float">
            <text:p>-2,12132034355964</text:p>
          </table:table-cell>
          <table:table-cell table:formula="of:=[.A47]*PI()/180" office:value-type="float" office:value="-2.35619449019234" calcext:value-type="float">
            <text:p>-2,35619449019234</text:p>
          </table:table-cell>
          <table:table-cell table:number-columns-repeated="1019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E48])" office:value-type="float" office:value="-0.766044443118978" calcext:value-type="float">
            <text:p>-0,766044443118978</text:p>
          </table:table-cell>
          <table:table-cell table:style-name="ce5" table:formula="of:=SIN((3*[.A48])*PI()/180)" office:value-type="float" office:value="-0.499999999999999" calcext:value-type="float">
            <text:p>-0,499999999999999</text:p>
          </table:table-cell>
          <table:table-cell table:style-name="ce5" table:formula="of:=3*[.$B48]" office:value-type="float" office:value="-2.29813332935693" calcext:value-type="float">
            <text:p>-2,29813332935693</text:p>
          </table:table-cell>
          <table:table-cell table:formula="of:=[.A48]*PI()/180" office:value-type="float" office:value="-2.26892802759263" calcext:value-type="float">
            <text:p>-2,26892802759263</text:p>
          </table:table-cell>
          <table:table-cell table:number-columns-repeated="1019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E49])" office:value-type="float" office:value="-0.819152044288992" calcext:value-type="float">
            <text:p>-0,819152044288992</text:p>
          </table:table-cell>
          <table:table-cell table:style-name="ce5" table:formula="of:=SIN((3*[.A49])*PI()/180)" office:value-type="float" office:value="-0.25881904510252" calcext:value-type="float">
            <text:p>-0,25881904510252</text:p>
          </table:table-cell>
          <table:table-cell table:style-name="ce5" table:formula="of:=3*[.$B49]" office:value-type="float" office:value="-2.45745613286698" calcext:value-type="float">
            <text:p>-2,45745613286698</text:p>
          </table:table-cell>
          <table:table-cell table:formula="of:=[.A49]*PI()/180" office:value-type="float" office:value="-2.18166156499291" calcext:value-type="float">
            <text:p>-2,18166156499291</text:p>
          </table:table-cell>
          <table:table-cell table:number-columns-repeated="1019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E50])" office:value-type="float" office:value="-0.866025403784439" calcext:value-type="float">
            <text:p>-0,866025403784439</text:p>
          </table:table-cell>
          <table:table-cell table:style-name="ce5" table:formula="of:=SIN((3*[.A50])*PI()/180)" office:value-type="float" office:value="2.44929359829471E-016" calcext:value-type="float">
            <text:p>2,44929359829471E-16</text:p>
          </table:table-cell>
          <table:table-cell table:style-name="ce5" table:formula="of:=3*[.$B50]" office:value-type="float" office:value="-2.59807621135332" calcext:value-type="float">
            <text:p>-2,59807621135332</text:p>
          </table:table-cell>
          <table:table-cell table:formula="of:=[.A50]*PI()/180" office:value-type="float" office:value="-2.0943951023932" calcext:value-type="float">
            <text:p>-2,0943951023932</text:p>
          </table:table-cell>
          <table:table-cell table:number-columns-repeated="1019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E51])" office:value-type="float" office:value="-0.90630778703665" calcext:value-type="float">
            <text:p>-0,90630778703665</text:p>
          </table:table-cell>
          <table:table-cell table:style-name="ce5" table:formula="of:=SIN((3*[.A51])*PI()/180)" office:value-type="float" office:value="0.258819045102521" calcext:value-type="float">
            <text:p>0,258819045102521</text:p>
          </table:table-cell>
          <table:table-cell table:style-name="ce5" table:formula="of:=3*[.$B51]" office:value-type="float" office:value="-2.71892336110995" calcext:value-type="float">
            <text:p>-2,71892336110995</text:p>
          </table:table-cell>
          <table:table-cell table:formula="of:=[.A51]*PI()/180" office:value-type="float" office:value="-2.00712863979348" calcext:value-type="float">
            <text:p>-2,00712863979348</text:p>
          </table:table-cell>
          <table:table-cell table:number-columns-repeated="1019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E52])" office:value-type="float" office:value="-0.939692620785908" calcext:value-type="float">
            <text:p>-0,939692620785908</text:p>
          </table:table-cell>
          <table:table-cell table:style-name="ce5" table:formula="of:=SIN((3*[.A52])*PI()/180)" office:value-type="float" office:value="0.5" calcext:value-type="float">
            <text:p>0,5</text:p>
          </table:table-cell>
          <table:table-cell table:style-name="ce5" table:formula="of:=3*[.$B52]" office:value-type="float" office:value="-2.81907786235773" calcext:value-type="float">
            <text:p>-2,81907786235773</text:p>
          </table:table-cell>
          <table:table-cell table:formula="of:=[.A52]*PI()/180" office:value-type="float" office:value="-1.91986217719376" calcext:value-type="float">
            <text:p>-1,91986217719376</text:p>
          </table:table-cell>
          <table:table-cell table:number-columns-repeated="1019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E53])" office:value-type="float" office:value="-0.965925826289068" calcext:value-type="float">
            <text:p>-0,965925826289068</text:p>
          </table:table-cell>
          <table:table-cell table:style-name="ce5" table:formula="of:=SIN((3*[.A53])*PI()/180)" office:value-type="float" office:value="0.707106781186548" calcext:value-type="float">
            <text:p>0,707106781186548</text:p>
          </table:table-cell>
          <table:table-cell table:style-name="ce5" table:formula="of:=3*[.$B53]" office:value-type="float" office:value="-2.89777747886721" calcext:value-type="float">
            <text:p>-2,89777747886721</text:p>
          </table:table-cell>
          <table:table-cell table:formula="of:=[.A53]*PI()/180" office:value-type="float" office:value="-1.83259571459405" calcext:value-type="float">
            <text:p>-1,83259571459405</text:p>
          </table:table-cell>
          <table:table-cell table:number-columns-repeated="1019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E54])" office:value-type="float" office:value="-0.984807753012208" calcext:value-type="float">
            <text:p>-0,984807753012208</text:p>
          </table:table-cell>
          <table:table-cell table:style-name="ce5" table:formula="of:=SIN((3*[.A54])*PI()/180)" office:value-type="float" office:value="0.866025403784439" calcext:value-type="float">
            <text:p>0,866025403784439</text:p>
          </table:table-cell>
          <table:table-cell table:style-name="ce5" table:formula="of:=3*[.$B54]" office:value-type="float" office:value="-2.95442325903662" calcext:value-type="float">
            <text:p>-2,95442325903662</text:p>
          </table:table-cell>
          <table:table-cell table:formula="of:=[.A54]*PI()/180" office:value-type="float" office:value="-1.74532925199433" calcext:value-type="float">
            <text:p>-1,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E55])" office:value-type="float" office:value="-0.996194698091746" calcext:value-type="float">
            <text:p>-0,996194698091746</text:p>
          </table:table-cell>
          <table:table-cell table:style-name="ce5" table:formula="of:=SIN((3*[.A55])*PI()/180)" office:value-type="float" office:value="0.965925826289068" calcext:value-type="float">
            <text:p>0,965925826289068</text:p>
          </table:table-cell>
          <table:table-cell table:style-name="ce5" table:formula="of:=3*[.$B55]" office:value-type="float" office:value="-2.98858409427524" calcext:value-type="float">
            <text:p>-2,98858409427524</text:p>
          </table:table-cell>
          <table:table-cell table:formula="of:=[.A55]*PI()/180" office:value-type="float" office:value="-1.65806278939461" calcext:value-type="float">
            <text:p>-1,65806278939461</text:p>
          </table:table-cell>
          <table:table-cell table:number-columns-repeated="1019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E56])" office:value-type="float" office:value="-1" calcext:value-type="float">
            <text:p>-1</text:p>
          </table:table-cell>
          <table:table-cell table:style-name="ce5" table:formula="of:=SIN((3*[.A56])*PI()/180)" office:value-type="float" office:value="1" calcext:value-type="float">
            <text:p>1</text:p>
          </table:table-cell>
          <table:table-cell table:style-name="ce5" table:formula="of:=3*[.$B56]" office:value-type="float" office:value="-3" calcext:value-type="float">
            <text:p>-3</text:p>
          </table:table-cell>
          <table:table-cell table:formula="of:=[.A56]*PI()/180" office:value-type="float" office:value="-1.5707963267949" calcext:value-type="float">
            <text:p>-1,5707963267949</text:p>
          </table:table-cell>
          <table:table-cell table:number-columns-repeated="1019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E57])" office:value-type="float" office:value="-0.996194698091746" calcext:value-type="float">
            <text:p>-0,996194698091746</text:p>
          </table:table-cell>
          <table:table-cell table:style-name="ce5" table:formula="of:=SIN((3*[.A57])*PI()/180)" office:value-type="float" office:value="0.965925826289068" calcext:value-type="float">
            <text:p>0,965925826289068</text:p>
          </table:table-cell>
          <table:table-cell table:style-name="ce5" table:formula="of:=3*[.$B57]" office:value-type="float" office:value="-2.98858409427524" calcext:value-type="float">
            <text:p>-2,98858409427524</text:p>
          </table:table-cell>
          <table:table-cell table:formula="of:=[.A57]*PI()/180" office:value-type="float" office:value="-1.48352986419518" calcext:value-type="float">
            <text:p>-1,48352986419518</text:p>
          </table:table-cell>
          <table:table-cell table:number-columns-repeated="1019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E58])" office:value-type="float" office:value="-0.984807753012208" calcext:value-type="float">
            <text:p>-0,984807753012208</text:p>
          </table:table-cell>
          <table:table-cell table:style-name="ce5" table:formula="of:=SIN((3*[.A58])*PI()/180)" office:value-type="float" office:value="0.866025403784438" calcext:value-type="float">
            <text:p>0,866025403784438</text:p>
          </table:table-cell>
          <table:table-cell table:style-name="ce5" table:formula="of:=3*[.$B58]" office:value-type="float" office:value="-2.95442325903662" calcext:value-type="float">
            <text:p>-2,95442325903662</text:p>
          </table:table-cell>
          <table:table-cell table:formula="of:=[.A58]*PI()/180" office:value-type="float" office:value="-1.39626340159546" calcext:value-type="float">
            <text:p>-1,39626340159546</text:p>
          </table:table-cell>
          <table:table-cell table:number-columns-repeated="1019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E59])" office:value-type="float" office:value="-0.965925826289068" calcext:value-type="float">
            <text:p>-0,965925826289068</text:p>
          </table:table-cell>
          <table:table-cell table:style-name="ce5" table:formula="of:=SIN((3*[.A59])*PI()/180)" office:value-type="float" office:value="0.707106781186547" calcext:value-type="float">
            <text:p>0,707106781186547</text:p>
          </table:table-cell>
          <table:table-cell table:style-name="ce5" table:formula="of:=3*[.$B59]" office:value-type="float" office:value="-2.89777747886721" calcext:value-type="float">
            <text:p>-2,89777747886721</text:p>
          </table:table-cell>
          <table:table-cell table:formula="of:=[.A59]*PI()/180" office:value-type="float" office:value="-1.30899693899575" calcext:value-type="float">
            <text:p>-1,30899693899575</text:p>
          </table:table-cell>
          <table:table-cell table:number-columns-repeated="1019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E60])" office:value-type="float" office:value="-0.939692620785908" calcext:value-type="float">
            <text:p>-0,939692620785908</text:p>
          </table:table-cell>
          <table:table-cell table:style-name="ce5" table:formula="of:=SIN((3*[.A60])*PI()/180)" office:value-type="float" office:value="0.5" calcext:value-type="float">
            <text:p>0,5</text:p>
          </table:table-cell>
          <table:table-cell table:style-name="ce5" table:formula="of:=3*[.$B60]" office:value-type="float" office:value="-2.81907786235772" calcext:value-type="float">
            <text:p>-2,81907786235772</text:p>
          </table:table-cell>
          <table:table-cell table:formula="of:=[.A60]*PI()/180" office:value-type="float" office:value="-1.22173047639603" calcext:value-type="float">
            <text:p>-1,22173047639603</text:p>
          </table:table-cell>
          <table:table-cell table:number-columns-repeated="1019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E61])" office:value-type="float" office:value="-0.90630778703665" calcext:value-type="float">
            <text:p>-0,90630778703665</text:p>
          </table:table-cell>
          <table:table-cell table:style-name="ce5" table:formula="of:=SIN((3*[.A61])*PI()/180)" office:value-type="float" office:value="0.25881904510252" calcext:value-type="float">
            <text:p>0,25881904510252</text:p>
          </table:table-cell>
          <table:table-cell table:style-name="ce5" table:formula="of:=3*[.$B61]" office:value-type="float" office:value="-2.71892336110995" calcext:value-type="float">
            <text:p>-2,71892336110995</text:p>
          </table:table-cell>
          <table:table-cell table:formula="of:=[.A61]*PI()/180" office:value-type="float" office:value="-1.13446401379631" calcext:value-type="float">
            <text:p>-1,13446401379631</text:p>
          </table:table-cell>
          <table:table-cell table:number-columns-repeated="1019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E62])" office:value-type="float" office:value="-0.866025403784439" calcext:value-type="float">
            <text:p>-0,866025403784439</text:p>
          </table:table-cell>
          <table:table-cell table:style-name="ce5" table:formula="of:=SIN((3*[.A62])*PI()/180)" office:value-type="float" office:value="-1.22464679914735E-016" calcext:value-type="float">
            <text:p>-1,22464679914735E-16</text:p>
          </table:table-cell>
          <table:table-cell table:style-name="ce5" table:formula="of:=3*[.$B62]" office:value-type="float" office:value="-2.59807621135332" calcext:value-type="float">
            <text:p>-2,59807621135332</text:p>
          </table:table-cell>
          <table:table-cell table:formula="of:=[.A62]*PI()/180" office:value-type="float" office:value="-1.0471975511966" calcext:value-type="float">
            <text:p>-1,0471975511966</text:p>
          </table:table-cell>
          <table:table-cell table:number-columns-repeated="1019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E63])" office:value-type="float" office:value="-0.819152044288992" calcext:value-type="float">
            <text:p>-0,819152044288992</text:p>
          </table:table-cell>
          <table:table-cell table:style-name="ce5" table:formula="of:=SIN((3*[.A63])*PI()/180)" office:value-type="float" office:value="-0.258819045102521" calcext:value-type="float">
            <text:p>-0,258819045102521</text:p>
          </table:table-cell>
          <table:table-cell table:style-name="ce5" table:formula="of:=3*[.$B63]" office:value-type="float" office:value="-2.45745613286698" calcext:value-type="float">
            <text:p>-2,45745613286698</text:p>
          </table:table-cell>
          <table:table-cell table:formula="of:=[.A63]*PI()/180" office:value-type="float" office:value="-0.959931088596881" calcext:value-type="float">
            <text:p>-0,959931088596881</text:p>
          </table:table-cell>
          <table:table-cell table:number-columns-repeated="1019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E64])" office:value-type="float" office:value="-0.766044443118978" calcext:value-type="float">
            <text:p>-0,766044443118978</text:p>
          </table:table-cell>
          <table:table-cell table:style-name="ce5" table:formula="of:=SIN((3*[.A64])*PI()/180)" office:value-type="float" office:value="-0.5" calcext:value-type="float">
            <text:p>-0,5</text:p>
          </table:table-cell>
          <table:table-cell table:style-name="ce5" table:formula="of:=3*[.$B64]" office:value-type="float" office:value="-2.29813332935693" calcext:value-type="float">
            <text:p>-2,29813332935693</text:p>
          </table:table-cell>
          <table:table-cell table:formula="of:=[.A64]*PI()/180" office:value-type="float" office:value="-0.872664625997165" calcext:value-type="float">
            <text:p>-0,872664625997165</text:p>
          </table:table-cell>
          <table:table-cell table:number-columns-repeated="1019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E65])" office:value-type="float" office:value="-0.707106781186547" calcext:value-type="float">
            <text:p>-0,707106781186547</text:p>
          </table:table-cell>
          <table:table-cell table:style-name="ce5" table:formula="of:=SIN((3*[.A65])*PI()/180)" office:value-type="float" office:value="-0.707106781186548" calcext:value-type="float">
            <text:p>-0,707106781186548</text:p>
          </table:table-cell>
          <table:table-cell table:style-name="ce5" table:formula="of:=3*[.$B65]" office:value-type="float" office:value="-2.12132034355964" calcext:value-type="float">
            <text:p>-2,12132034355964</text:p>
          </table:table-cell>
          <table:table-cell table:formula="of:=[.A65]*PI()/180" office:value-type="float" office:value="-0.785398163397448" calcext:value-type="float">
            <text:p>-0,785398163397448</text:p>
          </table:table-cell>
          <table:table-cell table:number-columns-repeated="1019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E66])" office:value-type="float" office:value="-0.642787609686539" calcext:value-type="float">
            <text:p>-0,642787609686539</text:p>
          </table:table-cell>
          <table:table-cell table:style-name="ce5" table:formula="of:=SIN((3*[.A66])*PI()/180)" office:value-type="float" office:value="-0.866025403784439" calcext:value-type="float">
            <text:p>-0,866025403784439</text:p>
          </table:table-cell>
          <table:table-cell table:style-name="ce5" table:formula="of:=3*[.$B66]" office:value-type="float" office:value="-1.92836282905962" calcext:value-type="float">
            <text:p>-1,92836282905962</text:p>
          </table:table-cell>
          <table:table-cell table:formula="of:=[.A66]*PI()/180" office:value-type="float" office:value="-0.698131700797732" calcext:value-type="float">
            <text:p>-0,698131700797732</text:p>
          </table:table-cell>
          <table:table-cell table:number-columns-repeated="1019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E67])" office:value-type="float" office:value="-0.573576436351046" calcext:value-type="float">
            <text:p>-0,573576436351046</text:p>
          </table:table-cell>
          <table:table-cell table:style-name="ce5" table:formula="of:=SIN((3*[.A67])*PI()/180)" office:value-type="float" office:value="-0.965925826289068" calcext:value-type="float">
            <text:p>-0,965925826289068</text:p>
          </table:table-cell>
          <table:table-cell table:style-name="ce5" table:formula="of:=3*[.$B67]" office:value-type="float" office:value="-1.72072930905314" calcext:value-type="float">
            <text:p>-1,72072930905314</text:p>
          </table:table-cell>
          <table:table-cell table:formula="of:=[.A67]*PI()/180" office:value-type="float" office:value="-0.610865238198015" calcext:value-type="float">
            <text:p>-0,6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E68])" office:value-type="float" office:value="-0.5" calcext:value-type="float">
            <text:p>-0,5</text:p>
          </table:table-cell>
          <table:table-cell table:style-name="ce5" table:formula="of:=SIN((3*[.A68])*PI()/180)" office:value-type="float" office:value="-1" calcext:value-type="float">
            <text:p>-1</text:p>
          </table:table-cell>
          <table:table-cell table:style-name="ce5" table:formula="of:=3*[.$B68]" office:value-type="float" office:value="-1.5" calcext:value-type="float">
            <text:p>-1,5</text:p>
          </table:table-cell>
          <table:table-cell table:formula="of:=[.A68]*PI()/180" office:value-type="float" office:value="-0.523598775598299" calcext:value-type="float">
            <text:p>-0,5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E69])" office:value-type="float" office:value="-0.422618261740699" calcext:value-type="float">
            <text:p>-0,422618261740699</text:p>
          </table:table-cell>
          <table:table-cell table:style-name="ce5" table:formula="of:=SIN((3*[.A69])*PI()/180)" office:value-type="float" office:value="-0.965925826289068" calcext:value-type="float">
            <text:p>-0,965925826289068</text:p>
          </table:table-cell>
          <table:table-cell table:style-name="ce5" table:formula="of:=3*[.$B69]" office:value-type="float" office:value="-1.2678547852221" calcext:value-type="float">
            <text:p>-1,2678547852221</text:p>
          </table:table-cell>
          <table:table-cell table:formula="of:=[.A69]*PI()/180" office:value-type="float" office:value="-0.436332312998582" calcext:value-type="float">
            <text:p>-0,4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E70])" office:value-type="float" office:value="-0.342020143325669" calcext:value-type="float">
            <text:p>-0,342020143325669</text:p>
          </table:table-cell>
          <table:table-cell table:style-name="ce5" table:formula="of:=SIN((3*[.A70])*PI()/180)" office:value-type="float" office:value="-0.866025403784439" calcext:value-type="float">
            <text:p>-0,866025403784439</text:p>
          </table:table-cell>
          <table:table-cell table:style-name="ce5" table:formula="of:=3*[.$B70]" office:value-type="float" office:value="-1.02606042997701" calcext:value-type="float">
            <text:p>-1,02606042997701</text:p>
          </table:table-cell>
          <table:table-cell table:formula="of:=[.A70]*PI()/180" office:value-type="float" office:value="-0.349065850398866" calcext:value-type="float">
            <text:p>-0,3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E71])" office:value-type="float" office:value="-0.258819045102521" calcext:value-type="float">
            <text:p>-0,258819045102521</text:p>
          </table:table-cell>
          <table:table-cell table:style-name="ce5" table:formula="of:=SIN((3*[.A71])*PI()/180)" office:value-type="float" office:value="-0.707106781186547" calcext:value-type="float">
            <text:p>-0,707106781186547</text:p>
          </table:table-cell>
          <table:table-cell table:style-name="ce5" table:formula="of:=3*[.$B71]" office:value-type="float" office:value="-0.776457135307562" calcext:value-type="float">
            <text:p>-0,776457135307562</text:p>
          </table:table-cell>
          <table:table-cell table:formula="of:=[.A71]*PI()/180" office:value-type="float" office:value="-0.261799387799149" calcext:value-type="float">
            <text:p>-0,2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E72])" office:value-type="float" office:value="-0.17364817766693" calcext:value-type="float">
            <text:p>-0,17364817766693</text:p>
          </table:table-cell>
          <table:table-cell table:style-name="ce5" table:formula="of:=SIN((3*[.A72])*PI()/180)" office:value-type="float" office:value="-0.5" calcext:value-type="float">
            <text:p>-0,5</text:p>
          </table:table-cell>
          <table:table-cell table:style-name="ce5" table:formula="of:=3*[.$B72]" office:value-type="float" office:value="-0.520944533000791" calcext:value-type="float">
            <text:p>-0,520944533000791</text:p>
          </table:table-cell>
          <table:table-cell table:formula="of:=[.A72]*PI()/180" office:value-type="float" office:value="-0.174532925199433" calcext:value-type="float">
            <text:p>-0,1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E73])" office:value-type="float" office:value="-0.0871557427476582" calcext:value-type="float">
            <text:p>-0,087155742747658</text:p>
          </table:table-cell>
          <table:table-cell table:style-name="ce5" table:formula="of:=SIN((3*[.A73])*PI()/180)" office:value-type="float" office:value="-0.258819045102521" calcext:value-type="float">
            <text:p>-0,258819045102521</text:p>
          </table:table-cell>
          <table:table-cell table:style-name="ce5" table:formula="of:=3*[.$B73]" office:value-type="float" office:value="-0.261467228242974" calcext:value-type="float">
            <text:p>-0,261467228242974</text:p>
          </table:table-cell>
          <table:table-cell table:formula="of:=[.A73]*PI()/180" office:value-type="float" office:value="-0.0872664625997165" calcext:value-type="float">
            <text:p>-0,087266462599717</text:p>
          </table:table-cell>
          <table:table-cell table:number-columns-repeated="101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E74])" office:value-type="float" office:value="0" calcext:value-type="float">
            <text:p>0</text:p>
          </table:table-cell>
          <table:table-cell table:style-name="ce5" table:formula="of:=SIN((3*[.A74])*PI()/180)" office:value-type="float" office:value="0" calcext:value-type="float">
            <text:p>0</text:p>
          </table:table-cell>
          <table:table-cell table:style-name="ce5" table:formula="of:=3*[.$B74]" office:value-type="float" office:value="0" calcext:value-type="float">
            <text:p>0</text:p>
          </table:table-cell>
          <table:table-cell table:formula="of:=[.A74]*PI()/18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E75])" office:value-type="float" office:value="0.0871557427476582" calcext:value-type="float">
            <text:p>0,087155742747658</text:p>
          </table:table-cell>
          <table:table-cell table:style-name="ce5" table:formula="of:=SIN((3*[.A75])*PI()/180)" office:value-type="float" office:value="0.258819045102521" calcext:value-type="float">
            <text:p>0,258819045102521</text:p>
          </table:table-cell>
          <table:table-cell table:style-name="ce5" table:formula="of:=3*[.$B75]" office:value-type="float" office:value="0.261467228242974" calcext:value-type="float">
            <text:p>0,261467228242974</text:p>
          </table:table-cell>
          <table:table-cell table:formula="of:=[.A75]*PI()/180" office:value-type="float" office:value="0.0872664625997165" calcext:value-type="float">
            <text:p>0,087266462599717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E76])" office:value-type="float" office:value="0.17364817766693" calcext:value-type="float">
            <text:p>0,17364817766693</text:p>
          </table:table-cell>
          <table:table-cell table:style-name="ce5" table:formula="of:=SIN((3*[.A76])*PI()/180)" office:value-type="float" office:value="0.5" calcext:value-type="float">
            <text:p>0,5</text:p>
          </table:table-cell>
          <table:table-cell table:style-name="ce5" table:formula="of:=3*[.$B76]" office:value-type="float" office:value="0.520944533000791" calcext:value-type="float">
            <text:p>0,520944533000791</text:p>
          </table:table-cell>
          <table:table-cell table:formula="of:=[.A76]*PI()/180" office:value-type="float" office:value="0.174532925199433" calcext:value-type="float">
            <text:p>0,1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E77])" office:value-type="float" office:value="0.258819045102521" calcext:value-type="float">
            <text:p>0,258819045102521</text:p>
          </table:table-cell>
          <table:table-cell table:style-name="ce5" table:formula="of:=SIN((3*[.A77])*PI()/180)" office:value-type="float" office:value="0.707106781186547" calcext:value-type="float">
            <text:p>0,707106781186547</text:p>
          </table:table-cell>
          <table:table-cell table:style-name="ce5" table:formula="of:=3*[.$B77]" office:value-type="float" office:value="0.776457135307562" calcext:value-type="float">
            <text:p>0,776457135307562</text:p>
          </table:table-cell>
          <table:table-cell table:formula="of:=[.A77]*PI()/180" office:value-type="float" office:value="0.261799387799149" calcext:value-type="float">
            <text:p>0,2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E78])" office:value-type="float" office:value="0.342020143325669" calcext:value-type="float">
            <text:p>0,342020143325669</text:p>
          </table:table-cell>
          <table:table-cell table:style-name="ce5" table:formula="of:=SIN((3*[.A78])*PI()/180)" office:value-type="float" office:value="0.866025403784439" calcext:value-type="float">
            <text:p>0,866025403784439</text:p>
          </table:table-cell>
          <table:table-cell table:style-name="ce5" table:formula="of:=3*[.$B78]" office:value-type="float" office:value="1.02606042997701" calcext:value-type="float">
            <text:p>1,02606042997701</text:p>
          </table:table-cell>
          <table:table-cell table:formula="of:=[.A78]*PI()/180" office:value-type="float" office:value="0.349065850398866" calcext:value-type="float">
            <text:p>0,3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E79])" office:value-type="float" office:value="0.422618261740699" calcext:value-type="float">
            <text:p>0,422618261740699</text:p>
          </table:table-cell>
          <table:table-cell table:style-name="ce5" table:formula="of:=SIN((3*[.A79])*PI()/180)" office:value-type="float" office:value="0.965925826289068" calcext:value-type="float">
            <text:p>0,965925826289068</text:p>
          </table:table-cell>
          <table:table-cell table:style-name="ce5" table:formula="of:=3*[.$B79]" office:value-type="float" office:value="1.2678547852221" calcext:value-type="float">
            <text:p>1,2678547852221</text:p>
          </table:table-cell>
          <table:table-cell table:formula="of:=[.A79]*PI()/180" office:value-type="float" office:value="0.436332312998582" calcext:value-type="float">
            <text:p>0,4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E80])" office:value-type="float" office:value="0.5" calcext:value-type="float">
            <text:p>0,5</text:p>
          </table:table-cell>
          <table:table-cell table:style-name="ce5" table:formula="of:=SIN((3*[.A80])*PI()/180)" office:value-type="float" office:value="1" calcext:value-type="float">
            <text:p>1</text:p>
          </table:table-cell>
          <table:table-cell table:style-name="ce5" table:formula="of:=3*[.$B80]" office:value-type="float" office:value="1.5" calcext:value-type="float">
            <text:p>1,5</text:p>
          </table:table-cell>
          <table:table-cell table:formula="of:=[.A80]*PI()/180" office:value-type="float" office:value="0.523598775598299" calcext:value-type="float">
            <text:p>0,5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E81])" office:value-type="float" office:value="0.573576436351046" calcext:value-type="float">
            <text:p>0,573576436351046</text:p>
          </table:table-cell>
          <table:table-cell table:style-name="ce5" table:formula="of:=SIN((3*[.A81])*PI()/180)" office:value-type="float" office:value="0.965925826289068" calcext:value-type="float">
            <text:p>0,965925826289068</text:p>
          </table:table-cell>
          <table:table-cell table:style-name="ce5" table:formula="of:=3*[.$B81]" office:value-type="float" office:value="1.72072930905314" calcext:value-type="float">
            <text:p>1,72072930905314</text:p>
          </table:table-cell>
          <table:table-cell table:formula="of:=[.A81]*PI()/180" office:value-type="float" office:value="0.610865238198015" calcext:value-type="float">
            <text:p>0,6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E82])" office:value-type="float" office:value="0.642787609686539" calcext:value-type="float">
            <text:p>0,642787609686539</text:p>
          </table:table-cell>
          <table:table-cell table:style-name="ce5" table:formula="of:=SIN((3*[.A82])*PI()/180)" office:value-type="float" office:value="0.866025403784439" calcext:value-type="float">
            <text:p>0,866025403784439</text:p>
          </table:table-cell>
          <table:table-cell table:style-name="ce5" table:formula="of:=3*[.$B82]" office:value-type="float" office:value="1.92836282905962" calcext:value-type="float">
            <text:p>1,92836282905962</text:p>
          </table:table-cell>
          <table:table-cell table:formula="of:=[.A82]*PI()/180" office:value-type="float" office:value="0.698131700797732" calcext:value-type="float">
            <text:p>0,698131700797732</text:p>
          </table:table-cell>
          <table:table-cell table:number-columns-repeated="1019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E83])" office:value-type="float" office:value="0.707106781186547" calcext:value-type="float">
            <text:p>0,707106781186547</text:p>
          </table:table-cell>
          <table:table-cell table:style-name="ce5" table:formula="of:=SIN((3*[.A83])*PI()/180)" office:value-type="float" office:value="0.707106781186548" calcext:value-type="float">
            <text:p>0,707106781186548</text:p>
          </table:table-cell>
          <table:table-cell table:style-name="ce5" table:formula="of:=3*[.$B83]" office:value-type="float" office:value="2.12132034355964" calcext:value-type="float">
            <text:p>2,12132034355964</text:p>
          </table:table-cell>
          <table:table-cell table:formula="of:=[.A83]*PI()/180" office:value-type="float" office:value="0.785398163397448" calcext:value-type="float">
            <text:p>0,785398163397448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E84])" office:value-type="float" office:value="0.766044443118978" calcext:value-type="float">
            <text:p>0,766044443118978</text:p>
          </table:table-cell>
          <table:table-cell table:style-name="ce5" table:formula="of:=SIN((3*[.A84])*PI()/180)" office:value-type="float" office:value="0.5" calcext:value-type="float">
            <text:p>0,5</text:p>
          </table:table-cell>
          <table:table-cell table:style-name="ce5" table:formula="of:=3*[.$B84]" office:value-type="float" office:value="2.29813332935693" calcext:value-type="float">
            <text:p>2,29813332935693</text:p>
          </table:table-cell>
          <table:table-cell table:formula="of:=[.A84]*PI()/180" office:value-type="float" office:value="0.872664625997165" calcext:value-type="float">
            <text:p>0,872664625997165</text:p>
          </table:table-cell>
          <table:table-cell table:number-columns-repeated="1019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E85])" office:value-type="float" office:value="0.819152044288992" calcext:value-type="float">
            <text:p>0,819152044288992</text:p>
          </table:table-cell>
          <table:table-cell table:style-name="ce5" table:formula="of:=SIN((3*[.A85])*PI()/180)" office:value-type="float" office:value="0.258819045102521" calcext:value-type="float">
            <text:p>0,258819045102521</text:p>
          </table:table-cell>
          <table:table-cell table:style-name="ce5" table:formula="of:=3*[.$B85]" office:value-type="float" office:value="2.45745613286698" calcext:value-type="float">
            <text:p>2,45745613286698</text:p>
          </table:table-cell>
          <table:table-cell table:formula="of:=[.A85]*PI()/180" office:value-type="float" office:value="0.959931088596881" calcext:value-type="float">
            <text:p>0,95993108859688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E86])" office:value-type="float" office:value="0.866025403784439" calcext:value-type="float">
            <text:p>0,866025403784439</text:p>
          </table:table-cell>
          <table:table-cell table:style-name="ce5" table:formula="of:=SIN((3*[.A86])*PI()/180)" office:value-type="float" office:value="1.22464679914735E-016" calcext:value-type="float">
            <text:p>1,22464679914735E-16</text:p>
          </table:table-cell>
          <table:table-cell table:style-name="ce5" table:formula="of:=3*[.$B86]" office:value-type="float" office:value="2.59807621135332" calcext:value-type="float">
            <text:p>2,59807621135332</text:p>
          </table:table-cell>
          <table:table-cell table:formula="of:=[.A86]*PI()/180" office:value-type="float" office:value="1.0471975511966" calcext:value-type="float">
            <text:p>1,0471975511966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E87])" office:value-type="float" office:value="0.90630778703665" calcext:value-type="float">
            <text:p>0,90630778703665</text:p>
          </table:table-cell>
          <table:table-cell table:style-name="ce5" table:formula="of:=SIN((3*[.A87])*PI()/180)" office:value-type="float" office:value="-0.25881904510252" calcext:value-type="float">
            <text:p>-0,25881904510252</text:p>
          </table:table-cell>
          <table:table-cell table:style-name="ce5" table:formula="of:=3*[.$B87]" office:value-type="float" office:value="2.71892336110995" calcext:value-type="float">
            <text:p>2,71892336110995</text:p>
          </table:table-cell>
          <table:table-cell table:formula="of:=[.A87]*PI()/180" office:value-type="float" office:value="1.13446401379631" calcext:value-type="float">
            <text:p>1,1344640137963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E88])" office:value-type="float" office:value="0.939692620785908" calcext:value-type="float">
            <text:p>0,939692620785908</text:p>
          </table:table-cell>
          <table:table-cell table:style-name="ce5" table:formula="of:=SIN((3*[.A88])*PI()/180)" office:value-type="float" office:value="-0.5" calcext:value-type="float">
            <text:p>-0,5</text:p>
          </table:table-cell>
          <table:table-cell table:style-name="ce5" table:formula="of:=3*[.$B88]" office:value-type="float" office:value="2.81907786235772" calcext:value-type="float">
            <text:p>2,81907786235772</text:p>
          </table:table-cell>
          <table:table-cell table:formula="of:=[.A88]*PI()/180" office:value-type="float" office:value="1.22173047639603" calcext:value-type="float">
            <text:p>1,22173047639603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E89])" office:value-type="float" office:value="0.965925826289068" calcext:value-type="float">
            <text:p>0,965925826289068</text:p>
          </table:table-cell>
          <table:table-cell table:style-name="ce5" table:formula="of:=SIN((3*[.A89])*PI()/180)" office:value-type="float" office:value="-0.707106781186547" calcext:value-type="float">
            <text:p>-0,707106781186547</text:p>
          </table:table-cell>
          <table:table-cell table:style-name="ce5" table:formula="of:=3*[.$B89]" office:value-type="float" office:value="2.89777747886721" calcext:value-type="float">
            <text:p>2,89777747886721</text:p>
          </table:table-cell>
          <table:table-cell table:formula="of:=[.A89]*PI()/180" office:value-type="float" office:value="1.30899693899575" calcext:value-type="float">
            <text:p>1,30899693899575</text:p>
          </table:table-cell>
          <table:table-cell table:number-columns-repeated="1019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E90])" office:value-type="float" office:value="0.984807753012208" calcext:value-type="float">
            <text:p>0,984807753012208</text:p>
          </table:table-cell>
          <table:table-cell table:style-name="ce5" table:formula="of:=SIN((3*[.A90])*PI()/180)" office:value-type="float" office:value="-0.866025403784438" calcext:value-type="float">
            <text:p>-0,866025403784438</text:p>
          </table:table-cell>
          <table:table-cell table:style-name="ce5" table:formula="of:=3*[.$B90]" office:value-type="float" office:value="2.95442325903662" calcext:value-type="float">
            <text:p>2,95442325903662</text:p>
          </table:table-cell>
          <table:table-cell table:formula="of:=[.A90]*PI()/180" office:value-type="float" office:value="1.39626340159546" calcext:value-type="float">
            <text:p>1,39626340159546</text:p>
          </table:table-cell>
          <table:table-cell table:number-columns-repeated="1019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E91])" office:value-type="float" office:value="0.996194698091746" calcext:value-type="float">
            <text:p>0,996194698091746</text:p>
          </table:table-cell>
          <table:table-cell table:style-name="ce5" table:formula="of:=SIN((3*[.A91])*PI()/180)" office:value-type="float" office:value="-0.965925826289068" calcext:value-type="float">
            <text:p>-0,965925826289068</text:p>
          </table:table-cell>
          <table:table-cell table:style-name="ce5" table:formula="of:=3*[.$B91]" office:value-type="float" office:value="2.98858409427524" calcext:value-type="float">
            <text:p>2,98858409427524</text:p>
          </table:table-cell>
          <table:table-cell table:formula="of:=[.A91]*PI()/180" office:value-type="float" office:value="1.48352986419518" calcext:value-type="float">
            <text:p>1,48352986419518</text:p>
          </table:table-cell>
          <table:table-cell table:number-columns-repeated="1019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E92])" office:value-type="float" office:value="1" calcext:value-type="float">
            <text:p>1</text:p>
          </table:table-cell>
          <table:table-cell table:style-name="ce5" table:formula="of:=SIN((3*[.A92])*PI()/180)" office:value-type="float" office:value="-1" calcext:value-type="float">
            <text:p>-1</text:p>
          </table:table-cell>
          <table:table-cell table:style-name="ce5" table:formula="of:=3*[.$B92]" office:value-type="float" office:value="3" calcext:value-type="float">
            <text:p>3</text:p>
          </table:table-cell>
          <table:table-cell table:formula="of:=[.A92]*PI()/180" office:value-type="float" office:value="1.5707963267949" calcext:value-type="float">
            <text:p>1,5707963267949</text:p>
          </table:table-cell>
          <table:table-cell table:number-columns-repeated="1019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E93])" office:value-type="float" office:value="0.996194698091746" calcext:value-type="float">
            <text:p>0,996194698091746</text:p>
          </table:table-cell>
          <table:table-cell table:style-name="ce5" table:formula="of:=SIN((3*[.A93])*PI()/180)" office:value-type="float" office:value="-0.965925826289068" calcext:value-type="float">
            <text:p>-0,965925826289068</text:p>
          </table:table-cell>
          <table:table-cell table:style-name="ce5" table:formula="of:=3*[.$B93]" office:value-type="float" office:value="2.98858409427524" calcext:value-type="float">
            <text:p>2,98858409427524</text:p>
          </table:table-cell>
          <table:table-cell table:formula="of:=[.A93]*PI()/180" office:value-type="float" office:value="1.65806278939461" calcext:value-type="float">
            <text:p>1,65806278939461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E94])" office:value-type="float" office:value="0.984807753012208" calcext:value-type="float">
            <text:p>0,984807753012208</text:p>
          </table:table-cell>
          <table:table-cell table:style-name="ce5" table:formula="of:=SIN((3*[.A94])*PI()/180)" office:value-type="float" office:value="-0.866025403784439" calcext:value-type="float">
            <text:p>-0,866025403784439</text:p>
          </table:table-cell>
          <table:table-cell table:style-name="ce5" table:formula="of:=3*[.$B94]" office:value-type="float" office:value="2.95442325903662" calcext:value-type="float">
            <text:p>2,95442325903662</text:p>
          </table:table-cell>
          <table:table-cell table:formula="of:=[.A94]*PI()/180" office:value-type="float" office:value="1.74532925199433" calcext:value-type="float">
            <text:p>1,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E95])" office:value-type="float" office:value="0.965925826289068" calcext:value-type="float">
            <text:p>0,965925826289068</text:p>
          </table:table-cell>
          <table:table-cell table:style-name="ce5" table:formula="of:=SIN((3*[.A95])*PI()/180)" office:value-type="float" office:value="-0.707106781186548" calcext:value-type="float">
            <text:p>-0,707106781186548</text:p>
          </table:table-cell>
          <table:table-cell table:style-name="ce5" table:formula="of:=3*[.$B95]" office:value-type="float" office:value="2.89777747886721" calcext:value-type="float">
            <text:p>2,89777747886721</text:p>
          </table:table-cell>
          <table:table-cell table:formula="of:=[.A95]*PI()/180" office:value-type="float" office:value="1.83259571459405" calcext:value-type="float">
            <text:p>1,83259571459405</text:p>
          </table:table-cell>
          <table:table-cell table:number-columns-repeated="1019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E96])" office:value-type="float" office:value="0.939692620785908" calcext:value-type="float">
            <text:p>0,939692620785908</text:p>
          </table:table-cell>
          <table:table-cell table:style-name="ce5" table:formula="of:=SIN((3*[.A96])*PI()/180)" office:value-type="float" office:value="-0.5" calcext:value-type="float">
            <text:p>-0,5</text:p>
          </table:table-cell>
          <table:table-cell table:style-name="ce5" table:formula="of:=3*[.$B96]" office:value-type="float" office:value="2.81907786235773" calcext:value-type="float">
            <text:p>2,81907786235773</text:p>
          </table:table-cell>
          <table:table-cell table:formula="of:=[.A96]*PI()/180" office:value-type="float" office:value="1.91986217719376" calcext:value-type="float">
            <text:p>1,91986217719376</text:p>
          </table:table-cell>
          <table:table-cell table:number-columns-repeated="1019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E97])" office:value-type="float" office:value="0.90630778703665" calcext:value-type="float">
            <text:p>0,90630778703665</text:p>
          </table:table-cell>
          <table:table-cell table:style-name="ce5" table:formula="of:=SIN((3*[.A97])*PI()/180)" office:value-type="float" office:value="-0.258819045102521" calcext:value-type="float">
            <text:p>-0,258819045102521</text:p>
          </table:table-cell>
          <table:table-cell table:style-name="ce5" table:formula="of:=3*[.$B97]" office:value-type="float" office:value="2.71892336110995" calcext:value-type="float">
            <text:p>2,71892336110995</text:p>
          </table:table-cell>
          <table:table-cell table:formula="of:=[.A97]*PI()/180" office:value-type="float" office:value="2.00712863979348" calcext:value-type="float">
            <text:p>2,00712863979348</text:p>
          </table:table-cell>
          <table:table-cell table:number-columns-repeated="1019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E98])" office:value-type="float" office:value="0.866025403784439" calcext:value-type="float">
            <text:p>0,866025403784439</text:p>
          </table:table-cell>
          <table:table-cell table:style-name="ce5" table:formula="of:=SIN((3*[.A98])*PI()/180)" office:value-type="float" office:value="-2.44929359829471E-016" calcext:value-type="float">
            <text:p>-2,44929359829471E-16</text:p>
          </table:table-cell>
          <table:table-cell table:style-name="ce5" table:formula="of:=3*[.$B98]" office:value-type="float" office:value="2.59807621135332" calcext:value-type="float">
            <text:p>2,59807621135332</text:p>
          </table:table-cell>
          <table:table-cell table:formula="of:=[.A98]*PI()/180" office:value-type="float" office:value="2.0943951023932" calcext:value-type="float">
            <text:p>2,0943951023932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E99])" office:value-type="float" office:value="0.819152044288992" calcext:value-type="float">
            <text:p>0,819152044288992</text:p>
          </table:table-cell>
          <table:table-cell table:style-name="ce5" table:formula="of:=SIN((3*[.A99])*PI()/180)" office:value-type="float" office:value="0.25881904510252" calcext:value-type="float">
            <text:p>0,25881904510252</text:p>
          </table:table-cell>
          <table:table-cell table:style-name="ce5" table:formula="of:=3*[.$B99]" office:value-type="float" office:value="2.45745613286698" calcext:value-type="float">
            <text:p>2,45745613286698</text:p>
          </table:table-cell>
          <table:table-cell table:formula="of:=[.A99]*PI()/180" office:value-type="float" office:value="2.18166156499291" calcext:value-type="float">
            <text:p>2,18166156499291</text:p>
          </table:table-cell>
          <table:table-cell table:number-columns-repeated="1019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E100])" office:value-type="float" office:value="0.766044443118978" calcext:value-type="float">
            <text:p>0,766044443118978</text:p>
          </table:table-cell>
          <table:table-cell table:style-name="ce5" table:formula="of:=SIN((3*[.A100])*PI()/180)" office:value-type="float" office:value="0.499999999999999" calcext:value-type="float">
            <text:p>0,499999999999999</text:p>
          </table:table-cell>
          <table:table-cell table:style-name="ce5" table:formula="of:=3*[.$B100]" office:value-type="float" office:value="2.29813332935693" calcext:value-type="float">
            <text:p>2,29813332935693</text:p>
          </table:table-cell>
          <table:table-cell table:formula="of:=[.A100]*PI()/180" office:value-type="float" office:value="2.26892802759263" calcext:value-type="float">
            <text:p>2,26892802759263</text:p>
          </table:table-cell>
          <table:table-cell table:number-columns-repeated="1019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E101])" office:value-type="float" office:value="0.707106781186548" calcext:value-type="float">
            <text:p>0,707106781186548</text:p>
          </table:table-cell>
          <table:table-cell table:style-name="ce5" table:formula="of:=SIN((3*[.A101])*PI()/180)" office:value-type="float" office:value="0.707106781186547" calcext:value-type="float">
            <text:p>0,707106781186547</text:p>
          </table:table-cell>
          <table:table-cell table:style-name="ce5" table:formula="of:=3*[.$B101]" office:value-type="float" office:value="2.12132034355964" calcext:value-type="float">
            <text:p>2,12132034355964</text:p>
          </table:table-cell>
          <table:table-cell table:formula="of:=[.A101]*PI()/180" office:value-type="float" office:value="2.35619449019234" calcext:value-type="float">
            <text:p>2,35619449019234</text:p>
          </table:table-cell>
          <table:table-cell table:number-columns-repeated="1019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E102])" office:value-type="float" office:value="0.642787609686539" calcext:value-type="float">
            <text:p>0,642787609686539</text:p>
          </table:table-cell>
          <table:table-cell table:style-name="ce5" table:formula="of:=SIN((3*[.A102])*PI()/180)" office:value-type="float" office:value="0.866025403784439" calcext:value-type="float">
            <text:p>0,866025403784439</text:p>
          </table:table-cell>
          <table:table-cell table:style-name="ce5" table:formula="of:=3*[.$B102]" office:value-type="float" office:value="1.92836282905962" calcext:value-type="float">
            <text:p>1,92836282905962</text:p>
          </table:table-cell>
          <table:table-cell table:formula="of:=[.A102]*PI()/180" office:value-type="float" office:value="2.44346095279206" calcext:value-type="float">
            <text:p>2,44346095279206</text:p>
          </table:table-cell>
          <table:table-cell table:number-columns-repeated="1019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E103])" office:value-type="float" office:value="0.573576436351046" calcext:value-type="float">
            <text:p>0,573576436351046</text:p>
          </table:table-cell>
          <table:table-cell table:style-name="ce5" table:formula="of:=SIN((3*[.A103])*PI()/180)" office:value-type="float" office:value="0.965925826289068" calcext:value-type="float">
            <text:p>0,965925826289068</text:p>
          </table:table-cell>
          <table:table-cell table:style-name="ce5" table:formula="of:=3*[.$B103]" office:value-type="float" office:value="1.72072930905314" calcext:value-type="float">
            <text:p>1,72072930905314</text:p>
          </table:table-cell>
          <table:table-cell table:formula="of:=[.A103]*PI()/180" office:value-type="float" office:value="2.53072741539178" calcext:value-type="float">
            <text:p>2,53072741539178</text:p>
          </table:table-cell>
          <table:table-cell table:number-columns-repeated="1019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E104])" office:value-type="float" office:value="0.5" calcext:value-type="float">
            <text:p>0,5</text:p>
          </table:table-cell>
          <table:table-cell table:style-name="ce5" table:formula="of:=SIN((3*[.A104])*PI()/180)" office:value-type="float" office:value="1" calcext:value-type="float">
            <text:p>1</text:p>
          </table:table-cell>
          <table:table-cell table:style-name="ce5" table:formula="of:=3*[.$B104]" office:value-type="float" office:value="1.5" calcext:value-type="float">
            <text:p>1,5</text:p>
          </table:table-cell>
          <table:table-cell table:formula="of:=[.A104]*PI()/180" office:value-type="float" office:value="2.61799387799149" calcext:value-type="float">
            <text:p>2,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E105])" office:value-type="float" office:value="0.422618261740699" calcext:value-type="float">
            <text:p>0,422618261740699</text:p>
          </table:table-cell>
          <table:table-cell table:style-name="ce5" table:formula="of:=SIN((3*[.A105])*PI()/180)" office:value-type="float" office:value="0.965925826289068" calcext:value-type="float">
            <text:p>0,965925826289068</text:p>
          </table:table-cell>
          <table:table-cell table:style-name="ce5" table:formula="of:=3*[.$B105]" office:value-type="float" office:value="1.2678547852221" calcext:value-type="float">
            <text:p>1,2678547852221</text:p>
          </table:table-cell>
          <table:table-cell table:formula="of:=[.A105]*PI()/180" office:value-type="float" office:value="2.70526034059121" calcext:value-type="float">
            <text:p>2,70526034059121</text:p>
          </table:table-cell>
          <table:table-cell table:number-columns-repeated="1019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E106])" office:value-type="float" office:value="0.342020143325669" calcext:value-type="float">
            <text:p>0,342020143325669</text:p>
          </table:table-cell>
          <table:table-cell table:style-name="ce5" table:formula="of:=SIN((3*[.A106])*PI()/180)" office:value-type="float" office:value="0.866025403784439" calcext:value-type="float">
            <text:p>0,866025403784439</text:p>
          </table:table-cell>
          <table:table-cell table:style-name="ce5" table:formula="of:=3*[.$B106]" office:value-type="float" office:value="1.02606042997701" calcext:value-type="float">
            <text:p>1,02606042997701</text:p>
          </table:table-cell>
          <table:table-cell table:formula="of:=[.A106]*PI()/180" office:value-type="float" office:value="2.79252680319093" calcext:value-type="float">
            <text:p>2,79252680319093</text:p>
          </table:table-cell>
          <table:table-cell table:number-columns-repeated="1019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E107])" office:value-type="float" office:value="0.258819045102521" calcext:value-type="float">
            <text:p>0,258819045102521</text:p>
          </table:table-cell>
          <table:table-cell table:style-name="ce5" table:formula="of:=SIN((3*[.A107])*PI()/180)" office:value-type="float" office:value="0.707106781186547" calcext:value-type="float">
            <text:p>0,707106781186547</text:p>
          </table:table-cell>
          <table:table-cell table:style-name="ce5" table:formula="of:=3*[.$B107]" office:value-type="float" office:value="0.776457135307563" calcext:value-type="float">
            <text:p>0,776457135307563</text:p>
          </table:table-cell>
          <table:table-cell table:formula="of:=[.A107]*PI()/180" office:value-type="float" office:value="2.87979326579064" calcext:value-type="float">
            <text:p>2,87979326579064</text:p>
          </table:table-cell>
          <table:table-cell table:number-columns-repeated="1019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E108])" office:value-type="float" office:value="0.17364817766693" calcext:value-type="float">
            <text:p>0,17364817766693</text:p>
          </table:table-cell>
          <table:table-cell table:style-name="ce5" table:formula="of:=SIN((3*[.A108])*PI()/180)" office:value-type="float" office:value="0.5" calcext:value-type="float">
            <text:p>0,5</text:p>
          </table:table-cell>
          <table:table-cell table:style-name="ce5" table:formula="of:=3*[.$B108]" office:value-type="float" office:value="0.520944533000791" calcext:value-type="float">
            <text:p>0,520944533000791</text:p>
          </table:table-cell>
          <table:table-cell table:formula="of:=[.A108]*PI()/180" office:value-type="float" office:value="2.96705972839036" calcext:value-type="float">
            <text:p>2,96705972839036</text:p>
          </table:table-cell>
          <table:table-cell table:number-columns-repeated="1019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E109])" office:value-type="float" office:value="0.0871557427476586" calcext:value-type="float">
            <text:p>0,087155742747659</text:p>
          </table:table-cell>
          <table:table-cell table:style-name="ce5" table:formula="of:=SIN((3*[.A109])*PI()/180)" office:value-type="float" office:value="0.258819045102521" calcext:value-type="float">
            <text:p>0,258819045102521</text:p>
          </table:table-cell>
          <table:table-cell table:style-name="ce5" table:formula="of:=3*[.$B109]" office:value-type="float" office:value="0.261467228242976" calcext:value-type="float">
            <text:p>0,261467228242976</text:p>
          </table:table-cell>
          <table:table-cell table:formula="of:=[.A109]*PI()/180" office:value-type="float" office:value="3.05432619099008" calcext:value-type="float">
            <text:p>3,05432619099008</text:p>
          </table:table-cell>
          <table:table-cell table:number-columns-repeated="1019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E110])" office:value-type="float" office:value="1.22464679914735E-016" calcext:value-type="float">
            <text:p>1,22464679914735E-16</text:p>
          </table:table-cell>
          <table:table-cell table:style-name="ce5" table:formula="of:=SIN((3*[.A110])*PI()/180)" office:value-type="float" office:value="3.67394039744206E-016" calcext:value-type="float">
            <text:p>3,67394039744206E-16</text:p>
          </table:table-cell>
          <table:table-cell table:style-name="ce5" table:formula="of:=3*[.$B110]" office:value-type="float" office:value="3.67394039744206E-016" calcext:value-type="float">
            <text:p>3,67394039744206E-16</text:p>
          </table:table-cell>
          <table:table-cell table:formula="of:=[.A110]*PI()/180" office:value-type="float" office:value="3.14159265358979" calcext:value-type="float">
            <text:p>3,14159265358979</text:p>
          </table:table-cell>
          <table:table-cell table:number-columns-repeated="1019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E111])" office:value-type="float" office:value="-0.0871557427476579" calcext:value-type="float">
            <text:p>-0,087155742747658</text:p>
          </table:table-cell>
          <table:table-cell table:style-name="ce5" table:formula="of:=SIN((3*[.A111])*PI()/180)" office:value-type="float" office:value="-0.258819045102522" calcext:value-type="float">
            <text:p>-0,258819045102522</text:p>
          </table:table-cell>
          <table:table-cell table:style-name="ce5" table:formula="of:=3*[.$B111]" office:value-type="float" office:value="-0.261467228242974" calcext:value-type="float">
            <text:p>-0,261467228242974</text:p>
          </table:table-cell>
          <table:table-cell table:formula="of:=[.A111]*PI()/180" office:value-type="float" office:value="3.22885911618951" calcext:value-type="float">
            <text:p>3,22885911618951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E112])" office:value-type="float" office:value="-0.17364817766693" calcext:value-type="float">
            <text:p>-0,17364817766693</text:p>
          </table:table-cell>
          <table:table-cell table:style-name="ce5" table:formula="of:=SIN((3*[.A112])*PI()/180)" office:value-type="float" office:value="-0.500000000000001" calcext:value-type="float">
            <text:p>-0,500000000000001</text:p>
          </table:table-cell>
          <table:table-cell table:style-name="ce5" table:formula="of:=3*[.$B112]" office:value-type="float" office:value="-0.520944533000791" calcext:value-type="float">
            <text:p>-0,520944533000791</text:p>
          </table:table-cell>
          <table:table-cell table:formula="of:=[.A112]*PI()/180" office:value-type="float" office:value="3.31612557878923" calcext:value-type="float">
            <text:p>3,31612557878923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E113])" office:value-type="float" office:value="-0.25881904510252" calcext:value-type="float">
            <text:p>-0,25881904510252</text:p>
          </table:table-cell>
          <table:table-cell table:style-name="ce5" table:formula="of:=SIN((3*[.A113])*PI()/180)" office:value-type="float" office:value="-0.707106781186548" calcext:value-type="float">
            <text:p>-0,707106781186548</text:p>
          </table:table-cell>
          <table:table-cell table:style-name="ce5" table:formula="of:=3*[.$B113]" office:value-type="float" office:value="-0.776457135307561" calcext:value-type="float">
            <text:p>-0,776457135307561</text:p>
          </table:table-cell>
          <table:table-cell table:formula="of:=[.A113]*PI()/180" office:value-type="float" office:value="3.40339204138894" calcext:value-type="float">
            <text:p>3,40339204138894</text:p>
          </table:table-cell>
          <table:table-cell table:number-columns-repeated="1019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E114])" office:value-type="float" office:value="-0.342020143325669" calcext:value-type="float">
            <text:p>-0,342020143325669</text:p>
          </table:table-cell>
          <table:table-cell table:style-name="ce5" table:formula="of:=SIN((3*[.A114])*PI()/180)" office:value-type="float" office:value="-0.866025403784439" calcext:value-type="float">
            <text:p>-0,866025403784439</text:p>
          </table:table-cell>
          <table:table-cell table:style-name="ce5" table:formula="of:=3*[.$B114]" office:value-type="float" office:value="-1.02606042997701" calcext:value-type="float">
            <text:p>-1,02606042997701</text:p>
          </table:table-cell>
          <table:table-cell table:formula="of:=[.A114]*PI()/180" office:value-type="float" office:value="3.49065850398866" calcext:value-type="float">
            <text:p>3,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E115])" office:value-type="float" office:value="-0.422618261740699" calcext:value-type="float">
            <text:p>-0,422618261740699</text:p>
          </table:table-cell>
          <table:table-cell table:style-name="ce5" table:formula="of:=SIN((3*[.A115])*PI()/180)" office:value-type="float" office:value="-0.965925826289068" calcext:value-type="float">
            <text:p>-0,965925826289068</text:p>
          </table:table-cell>
          <table:table-cell table:style-name="ce5" table:formula="of:=3*[.$B115]" office:value-type="float" office:value="-1.2678547852221" calcext:value-type="float">
            <text:p>-1,2678547852221</text:p>
          </table:table-cell>
          <table:table-cell table:formula="of:=[.A115]*PI()/180" office:value-type="float" office:value="3.57792496658838" calcext:value-type="float">
            <text:p>3,57792496658838</text:p>
          </table:table-cell>
          <table:table-cell table:number-columns-repeated="1019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E116])" office:value-type="float" office:value="-0.5" calcext:value-type="float">
            <text:p>-0,5</text:p>
          </table:table-cell>
          <table:table-cell table:style-name="ce5" table:formula="of:=SIN((3*[.A116])*PI()/180)" office:value-type="float" office:value="-1" calcext:value-type="float">
            <text:p>-1</text:p>
          </table:table-cell>
          <table:table-cell table:style-name="ce5" table:formula="of:=3*[.$B116]" office:value-type="float" office:value="-1.5" calcext:value-type="float">
            <text:p>-1,5</text:p>
          </table:table-cell>
          <table:table-cell table:formula="of:=[.A116]*PI()/180" office:value-type="float" office:value="3.66519142918809" calcext:value-type="float">
            <text:p>3,66519142918809</text:p>
          </table:table-cell>
          <table:table-cell table:number-columns-repeated="1019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E117])" office:value-type="float" office:value="-0.573576436351046" calcext:value-type="float">
            <text:p>-0,573576436351046</text:p>
          </table:table-cell>
          <table:table-cell table:style-name="ce5" table:formula="of:=SIN((3*[.A117])*PI()/180)" office:value-type="float" office:value="-0.965925826289068" calcext:value-type="float">
            <text:p>-0,965925826289068</text:p>
          </table:table-cell>
          <table:table-cell table:style-name="ce5" table:formula="of:=3*[.$B117]" office:value-type="float" office:value="-1.72072930905314" calcext:value-type="float">
            <text:p>-1,72072930905314</text:p>
          </table:table-cell>
          <table:table-cell table:formula="of:=[.A117]*PI()/180" office:value-type="float" office:value="3.75245789178781" calcext:value-type="float">
            <text:p>3,75245789178781</text:p>
          </table:table-cell>
          <table:table-cell table:number-columns-repeated="1019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E118])" office:value-type="float" office:value="-0.642787609686539" calcext:value-type="float">
            <text:p>-0,642787609686539</text:p>
          </table:table-cell>
          <table:table-cell table:style-name="ce5" table:formula="of:=SIN((3*[.A118])*PI()/180)" office:value-type="float" office:value="-0.866025403784439" calcext:value-type="float">
            <text:p>-0,866025403784439</text:p>
          </table:table-cell>
          <table:table-cell table:style-name="ce5" table:formula="of:=3*[.$B118]" office:value-type="float" office:value="-1.92836282905962" calcext:value-type="float">
            <text:p>-1,92836282905962</text:p>
          </table:table-cell>
          <table:table-cell table:formula="of:=[.A118]*PI()/180" office:value-type="float" office:value="3.83972435438752" calcext:value-type="float">
            <text:p>3,83972435438752</text:p>
          </table:table-cell>
          <table:table-cell table:number-columns-repeated="1019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E119])" office:value-type="float" office:value="-0.707106781186547" calcext:value-type="float">
            <text:p>-0,707106781186547</text:p>
          </table:table-cell>
          <table:table-cell table:style-name="ce5" table:formula="of:=SIN((3*[.A119])*PI()/180)" office:value-type="float" office:value="-0.707106781186547" calcext:value-type="float">
            <text:p>-0,707106781186547</text:p>
          </table:table-cell>
          <table:table-cell table:style-name="ce5" table:formula="of:=3*[.$B119]" office:value-type="float" office:value="-2.12132034355964" calcext:value-type="float">
            <text:p>-2,12132034355964</text:p>
          </table:table-cell>
          <table:table-cell table:formula="of:=[.A119]*PI()/180" office:value-type="float" office:value="3.92699081698724" calcext:value-type="float">
            <text:p>3,92699081698724</text:p>
          </table:table-cell>
          <table:table-cell table:number-columns-repeated="1019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E120])" office:value-type="float" office:value="-0.766044443118978" calcext:value-type="float">
            <text:p>-0,766044443118978</text:p>
          </table:table-cell>
          <table:table-cell table:style-name="ce5" table:formula="of:=SIN((3*[.A120])*PI()/180)" office:value-type="float" office:value="-0.5" calcext:value-type="float">
            <text:p>-0,5</text:p>
          </table:table-cell>
          <table:table-cell table:style-name="ce5" table:formula="of:=3*[.$B120]" office:value-type="float" office:value="-2.29813332935693" calcext:value-type="float">
            <text:p>-2,29813332935693</text:p>
          </table:table-cell>
          <table:table-cell table:formula="of:=[.A120]*PI()/180" office:value-type="float" office:value="4.01425727958696" calcext:value-type="float">
            <text:p>4,01425727958696</text:p>
          </table:table-cell>
          <table:table-cell table:number-columns-repeated="1019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E121])" office:value-type="float" office:value="-0.819152044288992" calcext:value-type="float">
            <text:p>-0,819152044288992</text:p>
          </table:table-cell>
          <table:table-cell table:style-name="ce5" table:formula="of:=SIN((3*[.A121])*PI()/180)" office:value-type="float" office:value="-0.258819045102521" calcext:value-type="float">
            <text:p>-0,258819045102521</text:p>
          </table:table-cell>
          <table:table-cell table:style-name="ce5" table:formula="of:=3*[.$B121]" office:value-type="float" office:value="-2.45745613286697" calcext:value-type="float">
            <text:p>-2,45745613286697</text:p>
          </table:table-cell>
          <table:table-cell table:formula="of:=[.A121]*PI()/180" office:value-type="float" office:value="4.10152374218667" calcext:value-type="float">
            <text:p>4,10152374218667</text:p>
          </table:table-cell>
          <table:table-cell table:number-columns-repeated="1019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E122])" office:value-type="float" office:value="-0.866025403784438" calcext:value-type="float">
            <text:p>-0,866025403784438</text:p>
          </table:table-cell>
          <table:table-cell table:style-name="ce5" table:formula="of:=SIN((3*[.A122])*PI()/180)" office:value-type="float" office:value="-4.89858719658941E-016" calcext:value-type="float">
            <text:p>-4,89858719658941E-16</text:p>
          </table:table-cell>
          <table:table-cell table:style-name="ce5" table:formula="of:=3*[.$B122]" office:value-type="float" office:value="-2.59807621135332" calcext:value-type="float">
            <text:p>-2,59807621135332</text:p>
          </table:table-cell>
          <table:table-cell table:formula="of:=[.A122]*PI()/180" office:value-type="float" office:value="4.18879020478639" calcext:value-type="float">
            <text:p>4,18879020478639</text:p>
          </table:table-cell>
          <table:table-cell table:number-columns-repeated="1019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E123])" office:value-type="float" office:value="-0.90630778703665" calcext:value-type="float">
            <text:p>-0,90630778703665</text:p>
          </table:table-cell>
          <table:table-cell table:style-name="ce5" table:formula="of:=SIN((3*[.A123])*PI()/180)" office:value-type="float" office:value="0.25881904510252" calcext:value-type="float">
            <text:p>0,25881904510252</text:p>
          </table:table-cell>
          <table:table-cell table:style-name="ce5" table:formula="of:=3*[.$B123]" office:value-type="float" office:value="-2.71892336110995" calcext:value-type="float">
            <text:p>-2,71892336110995</text:p>
          </table:table-cell>
          <table:table-cell table:formula="of:=[.A123]*PI()/180" office:value-type="float" office:value="4.27605666738611" calcext:value-type="float">
            <text:p>4,27605666738611</text:p>
          </table:table-cell>
          <table:table-cell table:number-columns-repeated="1019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E124])" office:value-type="float" office:value="-0.939692620785908" calcext:value-type="float">
            <text:p>-0,939692620785908</text:p>
          </table:table-cell>
          <table:table-cell table:style-name="ce5" table:formula="of:=SIN((3*[.A124])*PI()/180)" office:value-type="float" office:value="0.499999999999999" calcext:value-type="float">
            <text:p>0,499999999999999</text:p>
          </table:table-cell>
          <table:table-cell table:style-name="ce5" table:formula="of:=3*[.$B124]" office:value-type="float" office:value="-2.81907786235772" calcext:value-type="float">
            <text:p>-2,81907786235772</text:p>
          </table:table-cell>
          <table:table-cell table:formula="of:=[.A124]*PI()/180" office:value-type="float" office:value="4.36332312998582" calcext:value-type="float">
            <text:p>4,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E125])" office:value-type="float" office:value="-0.965925826289068" calcext:value-type="float">
            <text:p>-0,965925826289068</text:p>
          </table:table-cell>
          <table:table-cell table:style-name="ce5" table:formula="of:=SIN((3*[.A125])*PI()/180)" office:value-type="float" office:value="0.707106781186547" calcext:value-type="float">
            <text:p>0,707106781186547</text:p>
          </table:table-cell>
          <table:table-cell table:style-name="ce5" table:formula="of:=3*[.$B125]" office:value-type="float" office:value="-2.89777747886721" calcext:value-type="float">
            <text:p>-2,89777747886721</text:p>
          </table:table-cell>
          <table:table-cell table:formula="of:=[.A125]*PI()/180" office:value-type="float" office:value="4.45058959258554" calcext:value-type="float">
            <text:p>4,45058959258554</text:p>
          </table:table-cell>
          <table:table-cell table:number-columns-repeated="1019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E126])" office:value-type="float" office:value="-0.984807753012208" calcext:value-type="float">
            <text:p>-0,984807753012208</text:p>
          </table:table-cell>
          <table:table-cell table:style-name="ce5" table:formula="of:=SIN((3*[.A126])*PI()/180)" office:value-type="float" office:value="0.866025403784438" calcext:value-type="float">
            <text:p>0,866025403784438</text:p>
          </table:table-cell>
          <table:table-cell table:style-name="ce5" table:formula="of:=3*[.$B126]" office:value-type="float" office:value="-2.95442325903662" calcext:value-type="float">
            <text:p>-2,95442325903662</text:p>
          </table:table-cell>
          <table:table-cell table:formula="of:=[.A126]*PI()/180" office:value-type="float" office:value="4.53785605518526" calcext:value-type="float">
            <text:p>4,53785605518526</text:p>
          </table:table-cell>
          <table:table-cell table:number-columns-repeated="1019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E127])" office:value-type="float" office:value="-0.996194698091746" calcext:value-type="float">
            <text:p>-0,996194698091746</text:p>
          </table:table-cell>
          <table:table-cell table:style-name="ce5" table:formula="of:=SIN((3*[.A127])*PI()/180)" office:value-type="float" office:value="0.965925826289068" calcext:value-type="float">
            <text:p>0,965925826289068</text:p>
          </table:table-cell>
          <table:table-cell table:style-name="ce5" table:formula="of:=3*[.$B127]" office:value-type="float" office:value="-2.98858409427524" calcext:value-type="float">
            <text:p>-2,98858409427524</text:p>
          </table:table-cell>
          <table:table-cell table:formula="of:=[.A127]*PI()/180" office:value-type="float" office:value="4.62512251778497" calcext:value-type="float">
            <text:p>4,62512251778497</text:p>
          </table:table-cell>
          <table:table-cell table:number-columns-repeated="1019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E128])" office:value-type="float" office:value="-1" calcext:value-type="float">
            <text:p>-1</text:p>
          </table:table-cell>
          <table:table-cell table:style-name="ce5" table:formula="of:=SIN((3*[.A128])*PI()/180)" office:value-type="float" office:value="1" calcext:value-type="float">
            <text:p>1</text:p>
          </table:table-cell>
          <table:table-cell table:style-name="ce5" table:formula="of:=3*[.$B128]" office:value-type="float" office:value="-3" calcext:value-type="float">
            <text:p>-3</text:p>
          </table:table-cell>
          <table:table-cell table:formula="of:=[.A128]*PI()/180" office:value-type="float" office:value="4.71238898038469" calcext:value-type="float">
            <text:p>4,71238898038469</text:p>
          </table:table-cell>
          <table:table-cell table:number-columns-repeated="1019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E129])" office:value-type="float" office:value="-0.996194698091746" calcext:value-type="float">
            <text:p>-0,996194698091746</text:p>
          </table:table-cell>
          <table:table-cell table:style-name="ce5" table:formula="of:=SIN((3*[.A129])*PI()/180)" office:value-type="float" office:value="0.965925826289068" calcext:value-type="float">
            <text:p>0,965925826289068</text:p>
          </table:table-cell>
          <table:table-cell table:style-name="ce5" table:formula="of:=3*[.$B129]" office:value-type="float" office:value="-2.98858409427524" calcext:value-type="float">
            <text:p>-2,98858409427524</text:p>
          </table:table-cell>
          <table:table-cell table:formula="of:=[.A129]*PI()/180" office:value-type="float" office:value="4.79965544298441" calcext:value-type="float">
            <text:p>4,79965544298441</text:p>
          </table:table-cell>
          <table:table-cell table:number-columns-repeated="1019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E130])" office:value-type="float" office:value="-0.984807753012208" calcext:value-type="float">
            <text:p>-0,984807753012208</text:p>
          </table:table-cell>
          <table:table-cell table:style-name="ce5" table:formula="of:=SIN((3*[.A130])*PI()/180)" office:value-type="float" office:value="0.866025403784438" calcext:value-type="float">
            <text:p>0,866025403784438</text:p>
          </table:table-cell>
          <table:table-cell table:style-name="ce5" table:formula="of:=3*[.$B130]" office:value-type="float" office:value="-2.95442325903662" calcext:value-type="float">
            <text:p>-2,95442325903662</text:p>
          </table:table-cell>
          <table:table-cell table:formula="of:=[.A130]*PI()/180" office:value-type="float" office:value="4.88692190558412" calcext:value-type="float">
            <text:p>4,88692190558412</text:p>
          </table:table-cell>
          <table:table-cell table:number-columns-repeated="1019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E131])" office:value-type="float" office:value="-0.965925826289068" calcext:value-type="float">
            <text:p>-0,965925826289068</text:p>
          </table:table-cell>
          <table:table-cell table:style-name="ce5" table:formula="of:=SIN((3*[.A131])*PI()/180)" office:value-type="float" office:value="0.707106781186547" calcext:value-type="float">
            <text:p>0,707106781186547</text:p>
          </table:table-cell>
          <table:table-cell table:style-name="ce5" table:formula="of:=3*[.$B131]" office:value-type="float" office:value="-2.8977774788672" calcext:value-type="float">
            <text:p>-2,8977774788672</text:p>
          </table:table-cell>
          <table:table-cell table:formula="of:=[.A131]*PI()/180" office:value-type="float" office:value="4.97418836818384" calcext:value-type="float">
            <text:p>4,97418836818384</text:p>
          </table:table-cell>
          <table:table-cell table:number-columns-repeated="1019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E132])" office:value-type="float" office:value="-0.939692620785909" calcext:value-type="float">
            <text:p>-0,939692620785909</text:p>
          </table:table-cell>
          <table:table-cell table:style-name="ce5" table:formula="of:=SIN((3*[.A132])*PI()/180)" office:value-type="float" office:value="0.5" calcext:value-type="float">
            <text:p>0,5</text:p>
          </table:table-cell>
          <table:table-cell table:style-name="ce5" table:formula="of:=3*[.$B132]" office:value-type="float" office:value="-2.81907786235773" calcext:value-type="float">
            <text:p>-2,81907786235773</text:p>
          </table:table-cell>
          <table:table-cell table:formula="of:=[.A132]*PI()/180" office:value-type="float" office:value="5.06145483078356" calcext:value-type="float">
            <text:p>5,06145483078356</text:p>
          </table:table-cell>
          <table:table-cell table:number-columns-repeated="1019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E133])" office:value-type="float" office:value="-0.90630778703665" calcext:value-type="float">
            <text:p>-0,90630778703665</text:p>
          </table:table-cell>
          <table:table-cell table:style-name="ce5" table:formula="of:=SIN((3*[.A133])*PI()/180)" office:value-type="float" office:value="0.258819045102521" calcext:value-type="float">
            <text:p>0,258819045102521</text:p>
          </table:table-cell>
          <table:table-cell table:style-name="ce5" table:formula="of:=3*[.$B133]" office:value-type="float" office:value="-2.71892336110995" calcext:value-type="float">
            <text:p>-2,71892336110995</text:p>
          </table:table-cell>
          <table:table-cell table:formula="of:=[.A133]*PI()/180" office:value-type="float" office:value="5.14872129338327" calcext:value-type="float">
            <text:p>5,14872129338327</text:p>
          </table:table-cell>
          <table:table-cell table:number-columns-repeated="1019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E134])" office:value-type="float" office:value="-0.866025403784439" calcext:value-type="float">
            <text:p>-0,866025403784439</text:p>
          </table:table-cell>
          <table:table-cell table:style-name="ce5" table:formula="of:=SIN((3*[.A134])*PI()/180)" office:value-type="float" office:value="6.12323399573677E-016" calcext:value-type="float">
            <text:p>6,12323399573677E-16</text:p>
          </table:table-cell>
          <table:table-cell table:style-name="ce5" table:formula="of:=3*[.$B134]" office:value-type="float" office:value="-2.59807621135332" calcext:value-type="float">
            <text:p>-2,59807621135332</text:p>
          </table:table-cell>
          <table:table-cell table:formula="of:=[.A134]*PI()/180" office:value-type="float" office:value="5.23598775598299" calcext:value-type="float">
            <text:p>5,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E135])" office:value-type="float" office:value="-0.819152044288992" calcext:value-type="float">
            <text:p>-0,819152044288992</text:p>
          </table:table-cell>
          <table:table-cell table:style-name="ce5" table:formula="of:=SIN((3*[.A135])*PI()/180)" office:value-type="float" office:value="-0.25881904510252" calcext:value-type="float">
            <text:p>-0,25881904510252</text:p>
          </table:table-cell>
          <table:table-cell table:style-name="ce5" table:formula="of:=3*[.$B135]" office:value-type="float" office:value="-2.45745613286698" calcext:value-type="float">
            <text:p>-2,45745613286698</text:p>
          </table:table-cell>
          <table:table-cell table:formula="of:=[.A135]*PI()/180" office:value-type="float" office:value="5.32325421858271" calcext:value-type="float">
            <text:p>5,32325421858271</text:p>
          </table:table-cell>
          <table:table-cell table:number-columns-repeated="1019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E136])" office:value-type="float" office:value="-0.766044443118978" calcext:value-type="float">
            <text:p>-0,766044443118978</text:p>
          </table:table-cell>
          <table:table-cell table:style-name="ce5" table:formula="of:=SIN((3*[.A136])*PI()/180)" office:value-type="float" office:value="-0.499999999999999" calcext:value-type="float">
            <text:p>-0,499999999999999</text:p>
          </table:table-cell>
          <table:table-cell table:style-name="ce5" table:formula="of:=3*[.$B136]" office:value-type="float" office:value="-2.29813332935693" calcext:value-type="float">
            <text:p>-2,29813332935693</text:p>
          </table:table-cell>
          <table:table-cell table:formula="of:=[.A136]*PI()/180" office:value-type="float" office:value="5.41052068118242" calcext:value-type="float">
            <text:p>5,41052068118242</text:p>
          </table:table-cell>
          <table:table-cell table:number-columns-repeated="1019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E137])" office:value-type="float" office:value="-0.707106781186548" calcext:value-type="float">
            <text:p>-0,707106781186548</text:p>
          </table:table-cell>
          <table:table-cell table:style-name="ce5" table:formula="of:=SIN((3*[.A137])*PI()/180)" office:value-type="float" office:value="-0.707106781186545" calcext:value-type="float">
            <text:p>-0,707106781186545</text:p>
          </table:table-cell>
          <table:table-cell table:style-name="ce5" table:formula="of:=3*[.$B137]" office:value-type="float" office:value="-2.12132034355964" calcext:value-type="float">
            <text:p>-2,12132034355964</text:p>
          </table:table-cell>
          <table:table-cell table:formula="of:=[.A137]*PI()/180" office:value-type="float" office:value="5.49778714378214" calcext:value-type="float">
            <text:p>5,49778714378214</text:p>
          </table:table-cell>
          <table:table-cell table:number-columns-repeated="1019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E138])" office:value-type="float" office:value="-0.64278760968654" calcext:value-type="float">
            <text:p>-0,64278760968654</text:p>
          </table:table-cell>
          <table:table-cell table:style-name="ce5" table:formula="of:=SIN((3*[.A138])*PI()/180)" office:value-type="float" office:value="-0.866025403784438" calcext:value-type="float">
            <text:p>-0,866025403784438</text:p>
          </table:table-cell>
          <table:table-cell table:style-name="ce5" table:formula="of:=3*[.$B138]" office:value-type="float" office:value="-1.92836282905962" calcext:value-type="float">
            <text:p>-1,92836282905962</text:p>
          </table:table-cell>
          <table:table-cell table:formula="of:=[.A138]*PI()/180" office:value-type="float" office:value="5.58505360638185" calcext:value-type="float">
            <text:p>5,58505360638185</text:p>
          </table:table-cell>
          <table:table-cell table:number-columns-repeated="1019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E139])" office:value-type="float" office:value="-0.573576436351047" calcext:value-type="float">
            <text:p>-0,573576436351047</text:p>
          </table:table-cell>
          <table:table-cell table:style-name="ce5" table:formula="of:=SIN((3*[.A139])*PI()/180)" office:value-type="float" office:value="-0.965925826289068" calcext:value-type="float">
            <text:p>-0,965925826289068</text:p>
          </table:table-cell>
          <table:table-cell table:style-name="ce5" table:formula="of:=3*[.$B139]" office:value-type="float" office:value="-1.72072930905314" calcext:value-type="float">
            <text:p>-1,72072930905314</text:p>
          </table:table-cell>
          <table:table-cell table:formula="of:=[.A139]*PI()/180" office:value-type="float" office:value="5.67232006898157" calcext:value-type="float">
            <text:p>5,67232006898157</text:p>
          </table:table-cell>
          <table:table-cell table:number-columns-repeated="1019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E140])" office:value-type="float" office:value="-0.5" calcext:value-type="float">
            <text:p>-0,5</text:p>
          </table:table-cell>
          <table:table-cell table:style-name="ce5" table:formula="of:=SIN((3*[.A140])*PI()/180)" office:value-type="float" office:value="-1" calcext:value-type="float">
            <text:p>-1</text:p>
          </table:table-cell>
          <table:table-cell table:style-name="ce5" table:formula="of:=3*[.$B140]" office:value-type="float" office:value="-1.5" calcext:value-type="float">
            <text:p>-1,5</text:p>
          </table:table-cell>
          <table:table-cell table:formula="of:=[.A140]*PI()/180" office:value-type="float" office:value="5.75958653158129" calcext:value-type="float">
            <text:p>5,75958653158129</text:p>
          </table:table-cell>
          <table:table-cell table:number-columns-repeated="1019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E141])" office:value-type="float" office:value="-0.4226182617407" calcext:value-type="float">
            <text:p>-0,4226182617407</text:p>
          </table:table-cell>
          <table:table-cell table:style-name="ce5" table:formula="of:=SIN((3*[.A141])*PI()/180)" office:value-type="float" office:value="-0.965925826289069" calcext:value-type="float">
            <text:p>-0,965925826289069</text:p>
          </table:table-cell>
          <table:table-cell table:style-name="ce5" table:formula="of:=3*[.$B141]" office:value-type="float" office:value="-1.2678547852221" calcext:value-type="float">
            <text:p>-1,2678547852221</text:p>
          </table:table-cell>
          <table:table-cell table:formula="of:=[.A141]*PI()/180" office:value-type="float" office:value="5.846852994181" calcext:value-type="float">
            <text:p>5,846852994181</text:p>
          </table:table-cell>
          <table:table-cell table:number-columns-repeated="1019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E142])" office:value-type="float" office:value="-0.342020143325669" calcext:value-type="float">
            <text:p>-0,342020143325669</text:p>
          </table:table-cell>
          <table:table-cell table:style-name="ce5" table:formula="of:=SIN((3*[.A142])*PI()/180)" office:value-type="float" office:value="-0.866025403784438" calcext:value-type="float">
            <text:p>-0,866025403784438</text:p>
          </table:table-cell>
          <table:table-cell table:style-name="ce5" table:formula="of:=3*[.$B142]" office:value-type="float" office:value="-1.02606042997701" calcext:value-type="float">
            <text:p>-1,02606042997701</text:p>
          </table:table-cell>
          <table:table-cell table:formula="of:=[.A142]*PI()/180" office:value-type="float" office:value="5.93411945678072" calcext:value-type="float">
            <text:p>5,93411945678072</text:p>
          </table:table-cell>
          <table:table-cell table:number-columns-repeated="1019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E143])" office:value-type="float" office:value="-0.258819045102521" calcext:value-type="float">
            <text:p>-0,258819045102521</text:p>
          </table:table-cell>
          <table:table-cell table:style-name="ce5" table:formula="of:=SIN((3*[.A143])*PI()/180)" office:value-type="float" office:value="-0.707106781186549" calcext:value-type="float">
            <text:p>-0,707106781186549</text:p>
          </table:table-cell>
          <table:table-cell table:style-name="ce5" table:formula="of:=3*[.$B143]" office:value-type="float" office:value="-0.776457135307562" calcext:value-type="float">
            <text:p>-0,776457135307562</text:p>
          </table:table-cell>
          <table:table-cell table:formula="of:=[.A143]*PI()/180" office:value-type="float" office:value="6.02138591938044" calcext:value-type="float">
            <text:p>6,02138591938044</text:p>
          </table:table-cell>
          <table:table-cell table:number-columns-repeated="1019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E144])" office:value-type="float" office:value="-0.173648177666931" calcext:value-type="float">
            <text:p>-0,173648177666931</text:p>
          </table:table-cell>
          <table:table-cell table:style-name="ce5" table:formula="of:=SIN((3*[.A144])*PI()/180)" office:value-type="float" office:value="-0.5" calcext:value-type="float">
            <text:p>-0,5</text:p>
          </table:table-cell>
          <table:table-cell table:style-name="ce5" table:formula="of:=3*[.$B144]" office:value-type="float" office:value="-0.520944533000794" calcext:value-type="float">
            <text:p>-0,520944533000794</text:p>
          </table:table-cell>
          <table:table-cell table:formula="of:=[.A144]*PI()/180" office:value-type="float" office:value="6.10865238198015" calcext:value-type="float">
            <text:p>6,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E145])" office:value-type="float" office:value="-0.0871557427476583" calcext:value-type="float">
            <text:p>-0,087155742747658</text:p>
          </table:table-cell>
          <table:table-cell table:style-name="ce5" table:formula="of:=SIN((3*[.A145])*PI()/180)" office:value-type="float" office:value="-0.258819045102523" calcext:value-type="float">
            <text:p>-0,258819045102523</text:p>
          </table:table-cell>
          <table:table-cell table:style-name="ce5" table:formula="of:=3*[.$B145]" office:value-type="float" office:value="-0.261467228242975" calcext:value-type="float">
            <text:p>-0,261467228242975</text:p>
          </table:table-cell>
          <table:table-cell table:formula="of:=[.A145]*PI()/180" office:value-type="float" office:value="6.19591884457987" calcext:value-type="float">
            <text:p>6,19591884457987</text:p>
          </table:table-cell>
          <table:table-cell table:number-columns-repeated="1019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E146])" office:value-type="float" office:value="-2.44929359829471E-016" calcext:value-type="float">
            <text:p>-2,44929359829471E-16</text:p>
          </table:table-cell>
          <table:table-cell table:style-name="ce5" table:formula="of:=SIN((3*[.A146])*PI()/180)" office:value-type="float" office:value="-7.34788079488412E-016" calcext:value-type="float">
            <text:p>-7,34788079488412E-16</text:p>
          </table:table-cell>
          <table:table-cell table:style-name="ce5" table:formula="of:=3*[.$B146]" office:value-type="float" office:value="-7.34788079488412E-016" calcext:value-type="float">
            <text:p>-7,34788079488412E-16</text:p>
          </table:table-cell>
          <table:table-cell table:formula="of:=[.A146]*PI()/180" office:value-type="float" office:value="6.28318530717959" calcext:value-type="float">
            <text:p>6,28318530717959</text:p>
          </table:table-cell>
          <table:table-cell table:number-columns-repeated="1019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59.99mm" svg:height="89.99mm" svg:x="58.46mm" svg:y="6.57mm">
            <loext:p/>
            <draw:object draw:notify-on-update-of-ranges="'5. Pomiary'.A2:'5. Pomiary'.A32 '5. Pomiary'.B1:'5. Pomiary'.B1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154.88mm" svg:height="84.93mm" svg:x="58.14mm" svg:y="7.16mm">
            <loext:p/>
            <draw:object draw:notify-on-update-of-ranges="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65.61mm" svg:height="105.58mm" svg:x="80.36mm" svg:y="10.05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55" calcext:value-type="float">
            <text:p>4,55</text:p>
          </table:table-cell>
          <table:table-cell table:style-name="ce8" table:formula="of:=RAND()*0.5+0.5" office:value-type="percentage" office:value="0.946775596287103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05" calcext:value-type="float">
            <text:p>4,05</text:p>
          </table:table-cell>
          <table:table-cell table:style-name="ce8" table:formula="of:=RAND()*0.5+0.5" office:value-type="percentage" office:value="0.625991652762746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43" calcext:value-type="float">
            <text:p>2,43</text:p>
          </table:table-cell>
          <table:table-cell table:style-name="ce8" table:formula="of:=RAND()*0.5+0.5" office:value-type="percentage" office:value="0.92144744235579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42" calcext:value-type="float">
            <text:p>2,42</text:p>
          </table:table-cell>
          <table:table-cell table:style-name="ce8" table:formula="of:=RAND()*0.5+0.5" office:value-type="percentage" office:value="0.842027316704307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06" calcext:value-type="float">
            <text:p>2,06</text:p>
          </table:table-cell>
          <table:table-cell table:style-name="ce8" table:formula="of:=RAND()*0.5+0.5" office:value-type="percentage" office:value="0.678574805319002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15" calcext:value-type="float">
            <text:p>5,15</text:p>
          </table:table-cell>
          <table:table-cell table:style-name="ce8" table:formula="of:=RAND()*0.5+0.5" office:value-type="percentage" office:value="0.834188416152874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27" calcext:value-type="float">
            <text:p>4,27</text:p>
          </table:table-cell>
          <table:table-cell table:style-name="ce8" table:formula="of:=RAND()*0.5+0.5" office:value-type="percentage" office:value="0.845906144596335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4" calcext:value-type="float">
            <text:p>4,4</text:p>
          </table:table-cell>
          <table:table-cell table:style-name="ce8" table:formula="of:=RAND()*0.5+0.5" office:value-type="percentage" office:value="0.52481172545119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98" calcext:value-type="float">
            <text:p>5,98</text:p>
          </table:table-cell>
          <table:table-cell table:style-name="ce8" table:formula="of:=RAND()*0.5+0.5" office:value-type="percentage" office:value="0.711849910294613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09" calcext:value-type="float">
            <text:p>2,09</text:p>
          </table:table-cell>
          <table:table-cell table:style-name="ce8" table:formula="of:=RAND()*0.5+0.5" office:value-type="percentage" office:value="0.776635363608141" calcext:value-type="percentage">
            <text:p>78%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19:15:58.1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9:28:18.066000000</dc:date>
    <meta:generator>LibreOffice/5.4.2.2$Windows_x86 LibreOffice_project/22b09f6418e8c2d508a9eaf86b2399209b0990f4</meta:generator>
    <meta:editing-duration>PT3H5M44S</meta:editing-duration>
    <meta:editing-cycles>34</meta:editing-cycles>
    <meta:document-statistic meta:table-count="7" meta:cell-count="1101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dddddd"/>
    </style:style>
    <style:style style:name="ch2" style:family="chart">
      <style:chart-properties chart:auto-position="true" style:rotation-angle="0"/>
      <style:text-properties fo:color="#407927" fo:font-size="13pt" style:text-underline-style="solid" style:text-underline-width="auto" style:font-size-asian="13pt" style:font-size-complex="13pt" style:font-relief="engrave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false" chart:minimum="45000" chart:maximum="50000" chart:origin="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color="#454fa1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b2b2b2"/>
    </style:style>
    <style:style style:name="ch10" style:family="chart" style:data-style-name="N10004">
      <style:chart-properties chart:symbol-type="none" chart:link-data-style-to-source="true"/>
      <style:graphic-properties draw:stroke-dash="Ultrafine_20_Dashed" svg:stroke-width="0.08cm" svg:stroke-color="#003c3d" draw:fill-color="#003c3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450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37cm" svg:height="15.294cm" xlink:href=".." xlink:type="simple" chart:class="chart:line" chart:style-name="ch1">
        <chart:title svg:x="11.857cm" svg:y="0.441cm" chart:style-name="ch2">
          <text:p>Indeks WIG</text:p>
        </chart:title>
        <chart:subtitle svg:x="0cm" svg:y="0cm" chart:style-name="ch3">
          <text:p/>
        </chart:subtitle>
        <chart:plot-area chart:style-name="ch4" table:cell-range-address="'1. Giełda'.A1:'1. Giełda'.B22" chart:data-source-has-labels="both" svg:x="0.914cm" svg:y="3.517cm" svg:width="20.033cm" svg:height="11.39cm">
          <chartooo:coordinate-region svg:x="2.673cm" svg:y="3.716cm" svg:width="18.274cm" svg:height="9.463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percentage" chart:data-label-text="tru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4cm" svg:height="8.124cm" xlink:href=".." xlink:type="simple" chart:class="chart:circle" chart:style-name="ch1">
        <chart:title svg:x="2.458cm" svg:y="0.195cm" chart:style-name="ch2">
          <text:p>Kandydaci</text:p>
        </chart:title>
        <chart:legend chart:legend-position="start" svg:x="0.21cm" svg:y="3.016cm" style:legend-expansion="high" chart:style-name="ch3"/>
        <chart:plot-area chart:style-name="ch4" table:cell-range-address="'2. Wybory'.A1:'2. Wybory'.B5" chart:data-source-has-labels="both" svg:x="1.653cm" svg:y="0.913cm" svg:width="15.571cm" svg:height="7.128cm">
          <chartooo:coordinate-region svg:x="5.823cm" svg:y="1.235cm" svg:width="6.806cm" svg:height="6.80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svg:x="13.519cm" svg:y="4.199cm" style:legend-expansion="custom" chartooo:width="1.319cm" chartooo:height="0.598cm" style:legend-expansion-aspect-ratio="2.2056856187291" chart:style-name="ch2"/>
        <chart:plot-area chart:style-name="ch3" table:cell-range-address="'3. Matematyczne I'.A1:'3. Matematyczne I'.B102" chart:data-source-has-labels="row" svg:x="0.563cm" svg:y="0.881cm" svg:width="12.201cm" svg:height="7.737cm">
          <chartooo:coordinate-region svg:x="0.709cm" svg:y="1.08cm" svg:width="11.961cm" svg:height="7.3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1:'3. Matematyczne I'.B102" chart:label-cell-address="'3. Matematyczne I'.B1:'3. Matematyczne I'.B1" chart:class="chart:scatter">
            <chart:domain table:cell-range-address="'3. Matematyczne I'.A1:'3. Matematyczne I'.A102"/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3. Matematyczne I'.A1:'3. Matematyczne I'.A102</svg:desc>
                </draw:g>
              </table:table-cell>
              <table:table-cell office:value-type="float" office:value="NaN">
                <text:p>NaN</text:p>
                <draw:g>
                  <svg:desc>'3. Matematyczne I'.B1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66b3" draw:fill-color="#0066b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2:'5. Pomiary'.B32 '5. Pomiary'.B1:'5. Pomiary'.B1" chart:data-source-has-labels="row" svg:x="0.293cm" svg:y="0.232cm" svg:width="14.419cm" svg:height="8.639cm">
          <chartooo:coordinate-region svg:x="0.835cm" svg:y="0.431cm" svg:width="13.63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legend chart:legend-position="end" svg:x="13.028cm" svg:y="3.701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79cm" svg:width="12.388cm" svg:height="8.639cm">
          <chartooo:coordinate-region svg:x="0.651cm" svg:y="0.378cm" svg:width="11.77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7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8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ec5612"/>
    </style:style>
    <style:style style:name="ch10" style:family="chart">
      <style:chart-properties chart:solid-type="cuboid"/>
      <style:graphic-properties draw:fill-color="#e3d200"/>
    </style:style>
    <style:style style:name="ch11" style:family="chart">
      <style:chart-properties chart:solid-type="cuboid"/>
      <style:graphic-properties draw:fill-color="#72bf44"/>
    </style:style>
    <style:style style:name="ch12" style:family="chart">
      <style:chart-properties chart:solid-type="cuboid"/>
      <style:graphic-properties draw:fill-color="#94070a"/>
    </style:style>
    <style:style style:name="ch13" style:family="chart">
      <style:chart-properties chart:solid-type="cuboid"/>
      <style:graphic-properties draw:fill-color="#87d1d1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chart-properties chart:solid-type="cuboid"/>
      <style:graphic-properties draw:fill-color="#abe508"/>
    </style:style>
    <style:style style:name="ch16" style:family="chart">
      <style:graphic-properties draw:stroke="solid" svg:stroke-color="#b3b3b3" draw:fill="solid" draw:fill-color="#ffffff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89cm" svg:height="8.494cm" xlink:href=".." xlink:type="simple" chart:class="chart:bar" chart:style-name="ch1">
        <chart:title svg:x="6.849cm" svg:y="0.034cm" chart:style-name="ch2">
          <text:p>Częstość</text:p>
        </chart:title>
        <chart:plot-area chart:style-name="ch3" table:cell-range-address="'6. Nazwiska'.A1:'6. Nazwiska'.B9" chart:data-source-has-labels="both" svg:x="0.4cm" svg:y="1.931cm" svg:width="13.77cm" svg:height="6.639cm">
          <chartooo:coordinate-region svg:x="1.947cm" svg:y="2.131cm" svg:width="12.223cm" svg:height="4.393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62cm" svg:height="10.559cm" xlink:href=".." xlink:type="simple" chart:class="chart:bar" chart:style-name="ch1">
        <chart:legend svg:x="10.268cm" svg:y="0.461cm" style:legend-expansion="custom" chartooo:width="3.255cm" chartooo:height="1.285cm" style:legend-expansion-aspect-ratio="2.53307392996109" chart:style-name="ch2"/>
        <chart:plot-area chart:style-name="ch3" table:cell-range-address="'7. Klasyfikacja'.A1:'7. Klasyfikacja'.C11" chart:data-source-has-labels="both" svg:x="0.266cm" svg:y="0.461cm" svg:width="15.844cm" svg:height="9.99cm">
          <chartooo:coordinate-region svg:x="0.702cm" svg:y="0.661cm" svg:width="14.283cm" svg:height="9.14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7. Klasyfikacja'.B2:'7. Klasyfikacja'.B11" chart:label-cell-address="'7. Klasyfikacja'.B1:'7. Klasyfikacja'.B1" chart:class="chart:bar">
            <chart:data-point chart:repeated="9"/>
            <chart:data-point chart:style-name="ch10"/>
          </chart:series>
          <chart:series chart:attached-axis="secondary-y" chart:style-name="ch11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55">
                <text:p>4.55</text:p>
                <draw:g>
                  <svg:desc>'7. Klasyfikacja'.B2:'7. Klasyfikacja'.B11</svg:desc>
                </draw:g>
              </table:table-cell>
              <table:table-cell office:value-type="float" office:value="0.946775596287103">
                <text:p>0.946775596287103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4.05">
                <text:p>4.05</text:p>
              </table:table-cell>
              <table:table-cell office:value-type="float" office:value="0.625991652762746">
                <text:p>0.625991652762746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43">
                <text:p>2.43</text:p>
              </table:table-cell>
              <table:table-cell office:value-type="float" office:value="0.92144744235579">
                <text:p>0.92144744235579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2.42">
                <text:p>2.42</text:p>
              </table:table-cell>
              <table:table-cell office:value-type="float" office:value="0.842027316704307">
                <text:p>0.842027316704307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06">
                <text:p>2.06</text:p>
              </table:table-cell>
              <table:table-cell office:value-type="float" office:value="0.678574805319002">
                <text:p>0.678574805319002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.15">
                <text:p>5.15</text:p>
              </table:table-cell>
              <table:table-cell office:value-type="float" office:value="0.834188416152874">
                <text:p>0.834188416152874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27">
                <text:p>4.27</text:p>
              </table:table-cell>
              <table:table-cell office:value-type="float" office:value="0.845906144596335">
                <text:p>0.845906144596335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4">
                <text:p>4.4</text:p>
              </table:table-cell>
              <table:table-cell office:value-type="float" office:value="0.52481172545119">
                <text:p>0.52481172545119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5.98">
                <text:p>5.98</text:p>
              </table:table-cell>
              <table:table-cell office:value-type="float" office:value="0.711849910294613">
                <text:p>0.71184991029461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09">
                <text:p>2.09</text:p>
              </table:table-cell>
              <table:table-cell office:value-type="float" office:value="0.776635363608141">
                <text:p>0.7766353636081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